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meta.xml" manifest:media-type="text/xml"/>
  <manifest:file-entry manifest:full-path="Basic/Standard/imprimirParagrafo.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ef" svg:font-family="Alef" style:font-family-generic="swiss" style:font-pitch="variable"/>
    <style:font-face style:name="Amiri" svg:font-family="Amiri" style:font-family-generic="swiss" style:font-pitch="variable"/>
    <style:font-face style:name="Amiri Quran" svg:font-family="'Amiri Quran'" style:font-family-generic="swiss"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family-generic="swiss" style:font-pitch="variable"/>
    <style:font-face style:name="Bahnschrift SemiBold SemiConden" svg:font-family="'Bahnschrift SemiBold SemiConden'" style:font-family-generic="swiss" style:font-pitch="variable"/>
    <style:font-face style:name="Bahnschrift SemiCondensed" svg:font-family="'Bahnschrift SemiCondensed'" style:font-family-generic="swiss" style:font-pitch="variable"/>
    <style:font-face style:name="Bahnschrift SemiLight" svg:font-family="'Bahnschrift SemiLight'" style:font-family-generic="swiss" style:font-pitch="variable"/>
    <style:font-face style:name="Bahnschrift SemiLight Condensed" svg:font-family="'Bahnschrift SemiLight Condensed'" style:font-family-generic="swiss" style:font-pitch="variable"/>
    <style:font-face style:name="Bahnschrift SemiLight SemiConde" svg:font-family="'Bahnschrift SemiLight SemiConde'"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Cambria Math" svg:font-family="'Cambria Math'"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Carlito" svg:font-family="Carlito" style:font-family-generic="swiss" style:font-pitch="variable"/>
    <style:font-face style:name="Cascadia Code" svg:font-family="'Cascadia Code'" style:font-family-generic="swiss" style:font-pitch="variable"/>
    <style:font-face style:name="Cascadia Code ExtraLight" svg:font-family="'Cascadia Code ExtraLight'" style:font-family-generic="swiss" style:font-pitch="variable"/>
    <style:font-face style:name="Cascadia Code Light" svg:font-family="'Cascadia Code Light'" style:font-family-generic="swiss" style:font-pitch="variable"/>
    <style:font-face style:name="Cascadia Code SemiBold" svg:font-family="'Cascadia Code SemiBold'" style:font-family-generic="swiss" style:font-pitch="variable"/>
    <style:font-face style:name="Cascadia Code SemiLight" svg:font-family="'Cascadia Code SemiLight'" style:font-family-generic="swiss" style:font-pitch="variable"/>
    <style:font-face style:name="Cascadia Mono" svg:font-family="'Cascadia Mono'" style:font-family-generic="swiss" style:font-pitch="variable"/>
    <style:font-face style:name="Cascadia Mono ExtraLight" svg:font-family="'Cascadia Mono ExtraLight'" style:font-family-generic="swiss" style:font-pitch="variable"/>
    <style:font-face style:name="Cascadia Mono Light" svg:font-family="'Cascadia Mono Light'" style:font-family-generic="swiss" style:font-pitch="variable"/>
    <style:font-face style:name="Cascadia Mono SemiBold" svg:font-family="'Cascadia Mono SemiBold'" style:font-family-generic="swiss" style:font-pitch="variable"/>
    <style:font-face style:name="Cascadia Mono SemiLight" svg:font-family="'Cascadia Mono SemiLight'" style:font-family-generic="swiss" style:font-pitch="variable"/>
    <style:font-face style:name="Comic Sans MS" svg:font-family="'Comic Sans MS'" style:font-family-generic="swiss" style:font-pitch="variable"/>
    <style:font-face style:name="Consolas" svg:font-family="Consolas" style:font-family-generic="swiss" style:font-pitch="variable"/>
    <style:font-face style:name="Constantia" svg:font-family="Constantia" style:font-family-generic="swiss" style:font-pitch="variable"/>
    <style:font-face style:name="Corbel" svg:font-family="Corbel" style:font-family-generic="swiss" style:font-pitch="variable"/>
    <style:font-face style:name="Corbel Light" svg:font-family="'Corbel Light'" style:font-family-generic="swiss" style:font-pitch="variable"/>
    <style:font-face style:name="CorisandeRegular" svg:font-family="CorisandeRegular" style:font-family-generic="swiss" style:font-pitch="variable"/>
    <style:font-face style:name="Courier New" svg:font-family="'Courier New'" style:font-family-generic="swiss" style:font-pitch="variable"/>
    <style:font-face style:name="David CLM" svg:font-family="'David CLM'" style:font-family-generic="swiss" style:font-pitch="variable"/>
    <style:font-face style:name="David Libre" svg:font-family="'David Libre'" style:font-family-generic="swiss" style:font-pitch="variable"/>
    <style:font-face style:name="DejaVu Math TeX Gyre" svg:font-family="'DejaVu Math TeX Gyre'"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ejaVu Sans Mono" svg:font-family="'DejaVu Sans Mono'" style:font-family-generic="swiss" style:font-pitch="variable"/>
    <style:font-face style:name="DejaVu Serif" svg:font-family="'DejaVu Serif'" style:font-family-generic="swiss" style:font-pitch="variable"/>
    <style:font-face style:name="DejaVu Serif Condensed" svg:font-family="'DejaVu Serif Condensed'" style:font-family-generic="swiss" style:font-pitch="variable"/>
    <style:font-face style:name="Ebrima" svg:font-family="Ebrima" style:font-family-generic="swiss" style:font-pitch="variable"/>
    <style:font-face style:name="Frank Ruehl CLM" svg:font-family="'Frank Ruehl CLM'" style:font-family-generic="swiss" style:font-pitch="variable"/>
    <style:font-face style:name="Frank Ruhl Hofshi" svg:font-family="'Frank Ruhl Hofshi'" style:font-family-generic="swiss" style:font-pitch="variable"/>
    <style:font-face style:name="Franklin Gothic Medium" svg:font-family="'Franklin Gothic Medium'" style:font-family-generic="swiss" style:font-pitch="variable"/>
    <style:font-face style:name="Gabriola" svg:font-family="Gabriola" style:font-family-generic="swiss" style:font-pitch="variable"/>
    <style:font-face style:name="Gadugi" svg:font-family="Gadugi" style:font-family-generic="swiss" style:font-pitch="variable"/>
    <style:font-face style:name="Gentium Basic" svg:font-family="'Gentium Basic'" style:font-family-generic="swiss" style:font-pitch="variable"/>
    <style:font-face style:name="Gentium Book Basic" svg:font-family="'Gentium Book Basic'" style:font-family-generic="swiss" style:font-pitch="variable"/>
    <style:font-face style:name="Georgia" svg:font-family="Georgia" style:font-family-generic="swiss" style:font-pitch="variable"/>
    <style:font-face style:name="Impact" svg:font-family="Impact" style:font-family-generic="swiss" style:font-pitch="variable"/>
    <style:font-face style:name="Ink Free" svg:font-family="'Ink Free'" style:font-family-generic="swiss" style:font-pitch="variable"/>
    <style:font-face style:name="Javanese Text" svg:font-family="'Javanese Text'" style:font-family-generic="swiss" style:font-pitch="variable"/>
    <style:font-face style:name="JetBrains Mono" svg:font-family="'JetBrains Mono'" style:font-family-generic="swiss" style:font-pitch="variable"/>
    <style:font-face style:name="JetBrains Mono Thin" svg:font-family="'JetBrains Mono Thin'" style:font-family-generic="swiss" style:font-pitch="variable"/>
    <style:font-face style:name="Leelawadee UI" svg:font-family="'Leelawadee UI'" style:font-family-generic="swiss" style:font-pitch="variable"/>
    <style:font-face style:name="Leelawadee UI Semilight" svg:font-family="'Leelawadee UI Semilight'" style:font-family-generic="swiss" style:font-pitch="variable"/>
    <style:font-face style:name="Liberation Mono" svg:font-family="'Liberation Mono'" style:font-family-generic="swiss" style:font-pitch="variable"/>
    <style:font-face style:name="Liberation Sans" svg:font-family="'Liberation Sans'" style:font-family-generic="swiss"/>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nux Biolinum G" svg:font-family="'Linux Biolinum G'" style:font-family-generic="swiss" style:font-pitch="variable"/>
    <style:font-face style:name="Linux Libertine Display G" svg:font-family="'Linux Libertine Display G'" style:font-family-generic="swiss" style:font-pitch="variable"/>
    <style:font-face style:name="Linux Libertine G" svg:font-family="'Linux Libertine G'" style:font-family-generic="swiss" style:font-pitch="variable"/>
    <style:font-face style:name="Lucida Console" svg:font-family="'Lucida Console'" style:font-family-generic="swiss" style:font-pitch="variable"/>
    <style:font-face style:name="Lucida Sans Unicode" svg:font-family="'Lucida Sans Unicode'" style:font-family-generic="swiss" style:font-pitch="variable"/>
    <style:font-face style:name="MS Gothic" svg:font-family="'MS Gothic'" style:font-family-generic="swiss" style:font-pitch="variable"/>
    <style:font-face style:name="MS PGothic" svg:font-family="'MS PGothic'" style:font-family-generic="swiss" style:font-pitch="variable"/>
    <style:font-face style:name="MS UI Gothic" svg:font-family="'MS UI Gothic'" style:font-family-generic="swiss" style:font-pitch="variable"/>
    <style:font-face style:name="MV Boli" svg:font-family="'MV Boli'"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arlett" svg:font-family="Marlett" style:font-family-generic="swiss" style:font-pitch="variable"/>
    <style:font-face style:name="Microsoft Himalaya" svg:font-family="'Microsoft Himalaya'"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svg:font-family="'Microsoft JhengHei UI'" style:font-family-generic="swiss" style:font-pitch="variable"/>
    <style:font-face style:name="Microsoft JhengHei UI Light" svg:font-family="'Microsoft JhengHei UI Light'" style:font-family-generic="swiss" style:font-pitch="variable"/>
    <style:font-face style:name="Microsoft New Tai Lue" svg:font-family="'Microsoft New Tai Lue'" style:font-family-generic="swiss" style:font-pitch="variable"/>
    <style:font-face style:name="Microsoft PhagsPa" svg:font-family="'Microsoft PhagsPa'" style:font-family-generic="swiss" style:font-pitch="variable"/>
    <style:font-face style:name="Microsoft Sans Serif" svg:font-family="'Microsoft Sans Serif'" style:font-family-generic="swiss" style:font-pitch="variable"/>
    <style:font-face style:name="Microsoft Tai Le" svg:font-family="'Microsoft Tai Le'" style:font-family-generic="swiss" style:font-pitch="variable"/>
    <style:font-face style:name="Microsoft YaHei" svg:font-family="'Microsoft YaHei'" style:font-family-generic="swiss" style:font-pitch="variable"/>
    <style:font-face style:name="Microsoft YaHei Light" svg:font-family="'Microsoft YaHei Light'" style:font-family-generic="swiss" style:font-pitch="variable"/>
    <style:font-face style:name="Microsoft YaHei UI" svg:font-family="'Microsoft YaHei UI'" style:font-family-generic="swiss" style:font-pitch="variable"/>
    <style:font-face style:name="Microsoft YaHei UI Light" svg:font-family="'Microsoft YaHei UI Light'" style:font-family-generic="swiss" style:font-pitch="variable"/>
    <style:font-face style:name="Microsoft YaHei1" svg:font-family="'Microsoft YaHei'" style:font-family-generic="system" style:font-pitch="variable"/>
    <style:font-face style:name="Microsoft Yi Baiti" svg:font-family="'Microsoft Yi Baiti'" style:font-family-generic="swiss" style:font-pitch="variable"/>
    <style:font-face style:name="MingLiU-ExtB" svg:font-family="MingLiU-ExtB" style:font-family-generic="swiss" style:font-pitch="variable"/>
    <style:font-face style:name="MingLiU_HKSCS-ExtB" svg:font-family="MingLiU_HKSCS-ExtB" style:font-family-generic="swiss" style:font-pitch="variable"/>
    <style:font-face style:name="MingLiU_MSCS-ExtB" svg:font-family="MingLiU_MSCS-ExtB" style:font-family-generic="swiss" style:font-pitch="variable"/>
    <style:font-face style:name="Miriam CLM" svg:font-family="'Miriam CLM'" style:font-family-generic="swiss" style:font-pitch="variable"/>
    <style:font-face style:name="Miriam Libre" svg:font-family="'Miriam Libre'" style:font-family-generic="swiss" style:font-pitch="variable"/>
    <style:font-face style:name="Miriam Mono CLM" svg:font-family="'Miriam Mono CLM'" style:font-family-generic="swiss" style:font-pitch="variable"/>
    <style:font-face style:name="Mongolian Baiti" svg:font-family="'Mongolian Baiti'" style:font-family-generic="swiss" style:font-pitch="variable"/>
    <style:font-face style:name="Myanmar Text" svg:font-family="'Myanmar Text'" style:font-family-generic="swiss" style:font-pitch="variable"/>
    <style:font-face style:name="NSimSun" svg:font-family="NSimSun" style:font-family-generic="swiss" style:font-pitch="variable"/>
    <style:font-face style:name="NSimSun1" svg:font-family="NSimSun" style:font-family-generic="system" style:font-pitch="variable"/>
    <style:font-face style:name="Nachlieli CLM" svg:font-family="'Nachlieli CLM'" style:font-family-generic="swiss" style:font-pitch="variable"/>
    <style:font-face style:name="Nirmala Text" svg:font-family="'Nirmala Text'" style:font-family-generic="swiss" style:font-pitch="variable"/>
    <style:font-face style:name="Nirmala Text Semilight" svg:font-family="'Nirmala Text Semilight'" style:font-family-generic="swiss" style:font-pitch="variable"/>
    <style:font-face style:name="Nirmala UI" svg:font-family="'Nirmala UI'" style:font-family-generic="swiss" style:font-pitch="variable"/>
    <style:font-face style:name="Nirmala UI Semilight" svg:font-family="'Nirmala UI Semilight'" style:font-family-generic="swiss" style:font-pitch="variable"/>
    <style:font-face style:name="Noto Kufi Arabic" svg:font-family="'Noto Kufi Arabic'" style:font-family-generic="swiss" style:font-pitch="variable"/>
    <style:font-face style:name="Noto Naskh Arabic" svg:font-family="'Noto Naskh Arabic'" style:font-family-generic="swiss" style:font-pitch="variable"/>
    <style:font-face style:name="Noto Sans" svg:font-family="'Noto Sans'" style:font-family-generic="swiss" style:font-pitch="variable"/>
    <style:font-face style:name="Noto Sans Arabic" svg:font-family="'Noto Sans Arabic'" style:font-family-generic="swiss" style:font-pitch="variable"/>
    <style:font-face style:name="Noto Sans Armenian" svg:font-family="'Noto Sans Armenian'" style:font-family-generic="swiss" style:font-pitch="variable"/>
    <style:font-face style:name="Noto Sans Georgian" svg:font-family="'Noto Sans Georgian'" style:font-family-generic="swiss" style:font-pitch="variable"/>
    <style:font-face style:name="Noto Sans Georgian Bold" svg:font-family="'Noto Sans Georgian Bold'" style:font-family-generic="swiss" style:font-pitch="variable"/>
    <style:font-face style:name="Noto Sans Hebrew" svg:font-family="'Noto Sans Hebrew'" style:font-family-generic="swiss" style:font-pitch="variable"/>
    <style:font-face style:name="Noto Sans Lao" svg:font-family="'Noto Sans Lao'" style:font-family-generic="swiss" style:font-pitch="variable"/>
    <style:font-face style:name="Noto Sans Lisu" svg:font-family="'Noto Sans Lisu'" style:font-family-generic="swiss" style:font-pitch="variable"/>
    <style:font-face style:name="Noto Serif" svg:font-family="'Noto Serif'" style:font-family-generic="swiss" style:font-pitch="variable"/>
    <style:font-face style:name="Noto Serif Armenian" svg:font-family="'Noto Serif Armenian'" style:font-family-generic="swiss" style:font-pitch="variable"/>
    <style:font-face style:name="Noto Serif Georgian" svg:font-family="'Noto Serif Georgian'" style:font-family-generic="swiss" style:font-pitch="variable"/>
    <style:font-face style:name="Noto Serif Hebrew" svg:font-family="'Noto Serif Hebrew'" style:font-family-generic="swiss" style:font-pitch="variable"/>
    <style:font-face style:name="Noto Serif Lao" svg:font-family="'Noto Serif Lao'" style:font-family-generic="swiss" style:font-pitch="variable"/>
    <style:font-face style:name="OpenSymbol" svg:font-family="OpenSymbol" style:font-family-generic="swiss" style:font-pitch="variable"/>
    <style:font-face style:name="PMingLiU-ExtB" svg:font-family="PMingLiU-ExtB" style:font-family-generic="swiss" style:font-pitch="variable"/>
    <style:font-face style:name="Palatino Linotype" svg:font-family="'Palatino Linotype'" style:font-family-generic="swiss" style:font-pitch="variable"/>
    <style:font-face style:name="Reem Kufi" svg:font-family="'Reem Kufi'" style:font-family-generic="swiss" style:font-pitch="variable"/>
    <style:font-face style:name="Reem Kufi Medium" svg:font-family="'Reem Kufi Medium'" style:font-family-generic="swiss" style:font-pitch="variable"/>
    <style:font-face style:name="Reem Kufi SemiBold" svg:font-family="'Reem Kufi SemiBold'" style:font-family-generic="swiss" style:font-pitch="variable"/>
    <style:font-face style:name="Rubik" svg:font-family="Rubik" style:font-family-generic="swiss" style:font-pitch="variable"/>
    <style:font-face style:name="Sans Serif Collection" svg:font-family="'Sans Serif Collection'" style:font-family-generic="swiss" style:font-pitch="variable"/>
    <style:font-face style:name="Scheherazade" svg:font-family="Scheherazade" style:font-family-generic="swiss" style:font-pitch="variable"/>
    <style:font-face style:name="Segoe Fluent Icons" svg:font-family="'Segoe Fluent Icons'" style:font-family-generic="swiss" style:font-pitch="variable"/>
    <style:font-face style:name="Segoe MDL2 Assets" svg:font-family="'Segoe MDL2 Assets'" style:font-family-generic="swiss" style:font-pitch="variable"/>
    <style:font-face style:name="Segoe Print" svg:font-family="'Segoe Print'" style:font-family-generic="swiss" style:font-pitch="variable"/>
    <style:font-face style:name="Segoe Script" svg:font-family="'Segoe Script'"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Emoji" svg:font-family="'Segoe UI Emoji'" style:font-family-generic="swiss" style:font-pitch="variable"/>
    <style:font-face style:name="Segoe UI Historic" svg:font-family="'Segoe UI Historic'"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Segoe UI Semilight" svg:font-family="'Segoe UI Semilight'" style:font-family-generic="swiss" style:font-pitch="variable"/>
    <style:font-face style:name="Segoe UI Symbol" svg:font-family="'Segoe UI Symbol'" style:font-family-generic="swiss" style:font-pitch="variable"/>
    <style:font-face style:name="Segoe UI Variable Display" svg:font-family="'Segoe UI Variable Display'" style:font-family-generic="swiss" style:font-pitch="variable"/>
    <style:font-face style:name="Segoe UI Variable Display Light" svg:font-family="'Segoe UI Variable Display Light'" style:font-family-generic="swiss" style:font-pitch="variable"/>
    <style:font-face style:name="Segoe UI Variable Display Semib" svg:font-family="'Segoe UI Variable Display Semib'" style:font-family-generic="swiss" style:font-pitch="variable"/>
    <style:font-face style:name="Segoe UI Variable Display Semil" svg:font-family="'Segoe UI Variable Display Semil'" style:font-family-generic="swiss" style:font-pitch="variable"/>
    <style:font-face style:name="Segoe UI Variable Small" svg:font-family="'Segoe UI Variable Small'" style:font-family-generic="swiss" style:font-pitch="variable"/>
    <style:font-face style:name="Segoe UI Variable Small Light" svg:font-family="'Segoe UI Variable Small Light'" style:font-family-generic="swiss" style:font-pitch="variable"/>
    <style:font-face style:name="Segoe UI Variable Small Semibol" svg:font-family="'Segoe UI Variable Small Semibol'" style:font-family-generic="swiss" style:font-pitch="variable"/>
    <style:font-face style:name="Segoe UI Variable Small Semilig" svg:font-family="'Segoe UI Variable Small Semilig'" style:font-family-generic="swiss" style:font-pitch="variable"/>
    <style:font-face style:name="Segoe UI Variable Text" svg:font-family="'Segoe UI Variable Text'" style:font-family-generic="swiss" style:font-pitch="variable"/>
    <style:font-face style:name="Segoe UI Variable Text Light" svg:font-family="'Segoe UI Variable Text Light'" style:font-family-generic="swiss" style:font-pitch="variable"/>
    <style:font-face style:name="Segoe UI Variable Text Semibold" svg:font-family="'Segoe UI Variable Text Semibold'" style:font-family-generic="swiss" style:font-pitch="variable"/>
    <style:font-face style:name="Segoe UI Variable Text Semiligh" svg:font-family="'Segoe UI Variable Text Semiligh'" style:font-family-generic="swiss" style:font-pitch="variable"/>
    <style:font-face style:name="SimSun" svg:font-family="SimSun" style:font-family-generic="swiss" style:font-pitch="variable"/>
    <style:font-face style:name="SimSun-ExtB" svg:font-family="SimSun-ExtB" style:font-family-generic="swiss" style:font-pitch="variable"/>
    <style:font-face style:name="SimSun-ExtG" svg:font-family="SimSun-ExtG" style:font-family-generic="swiss" style:font-pitch="variable"/>
    <style:font-face style:name="Sitka Banner" svg:font-family="'Sitka Banner'" style:font-family-generic="swiss" style:font-pitch="variable"/>
    <style:font-face style:name="Sitka Banner Semibold" svg:font-family="'Sitka Banner Semibold'" style:font-family-generic="swiss" style:font-pitch="variable"/>
    <style:font-face style:name="Sitka Display" svg:font-family="'Sitka Display'" style:font-family-generic="swiss" style:font-pitch="variable"/>
    <style:font-face style:name="Sitka Display Semibold" svg:font-family="'Sitka Display Semibold'" style:font-family-generic="swiss" style:font-pitch="variable"/>
    <style:font-face style:name="Sitka Heading" svg:font-family="'Sitka Heading'" style:font-family-generic="swiss" style:font-pitch="variable"/>
    <style:font-face style:name="Sitka Heading Semibold" svg:font-family="'Sitka Heading Semibold'" style:font-family-generic="swiss" style:font-pitch="variable"/>
    <style:font-face style:name="Sitka Small" svg:font-family="'Sitka Small'" style:font-family-generic="swiss" style:font-pitch="variable"/>
    <style:font-face style:name="Sitka Small Semibold" svg:font-family="'Sitka Small Semibold'" style:font-family-generic="swiss" style:font-pitch="variable"/>
    <style:font-face style:name="Sitka Subheading" svg:font-family="'Sitka Subheading'" style:font-family-generic="swiss" style:font-pitch="variable"/>
    <style:font-face style:name="Sitka Subheading Semibold" svg:font-family="'Sitka Subheading Semibold'" style:font-family-generic="swiss" style:font-pitch="variable"/>
    <style:font-face style:name="Sitka Text" svg:font-family="'Sitka Text'" style:font-family-generic="swiss" style:font-pitch="variable"/>
    <style:font-face style:name="Sitka Text Semibold" svg:font-family="'Sitka Text Semibold'" style:font-family-generic="swiss" style:font-pitch="variable"/>
    <style:font-face style:name="Sylfaen" svg:font-family="Sylfaen" style:font-family-generic="swiss" style:font-pitch="variable"/>
    <style:font-face style:name="Symbol" svg:font-family="Symbol" style:font-family-generic="swiss" style:font-pitch="variable"/>
    <style:font-face style:name="Tahoma" svg:font-family="Tahoma" style:font-family-generic="swiss" style:font-pitch="variable"/>
    <style:font-face style:name="Times New Roman"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bdings" svg:font-family="Webdings" style:font-family-generic="swiss" style:font-pitch="variable"/>
    <style:font-face style:name="Wingdings" svg:font-family="Wingdings" style:font-family-generic="swiss" style:font-pitch="variable"/>
    <style:font-face style:name="Yu Gothic" svg:font-family="'Yu Gothic'" style:font-family-generic="swiss" style:font-pitch="variable"/>
    <style:font-face style:name="Yu Gothic Light" svg:font-family="'Yu Gothic Light'" style:font-family-generic="swiss" style:font-pitch="variable"/>
    <style:font-face style:name="Yu Gothic Medium" svg:font-family="'Yu Gothic Medium'" style:font-family-generic="swiss" style:font-pitch="variable"/>
    <style:font-face style:name="Yu Gothic UI" svg:font-family="'Yu Gothic UI'" style:font-family-generic="swiss" style:font-pitch="variable"/>
    <style:font-face style:name="Yu Gothic UI Light" svg:font-family="'Yu Gothic UI Light'" style:font-family-generic="swiss" style:font-pitch="variable"/>
    <style:font-face style:name="Yu Gothic UI Semibold" svg:font-family="'Yu Gothic UI Semibold'" style:font-family-generic="swiss" style:font-pitch="variable"/>
    <style:font-face style:name="Yu Gothic UI Semilight" svg:font-family="'Yu Gothic UI Semilight'" style:font-family-generic="swiss" style:font-pitch="variable"/>
  </office:font-face-decls>
  <office:automatic-styles>
    <style:style style:name="P1" style:family="paragraph" style:parent-style-name="Standard">
      <style:paragraph-properties>
        <style:tab-stops>
          <style:tab-stop style:position="4.494cm"/>
          <style:tab-stop style:position="13.497cm"/>
        </style:tab-stops>
      </style:paragraph-properties>
      <style:text-properties style:font-name="Alef" fo:font-size="9pt" officeooo:rsid="002c1071" officeooo:paragraph-rsid="001c8b20" style:font-size-asian="14pt" style:font-size-complex="14pt"/>
    </style:style>
    <style:style style:name="P2" style:family="paragraph" style:parent-style-name="Standard">
      <style:paragraph-properties>
        <style:tab-stops>
          <style:tab-stop style:position="4.494cm"/>
          <style:tab-stop style:position="13.497cm"/>
        </style:tab-stops>
      </style:paragraph-properties>
      <style:text-properties style:font-name="Amiri" fo:font-size="9pt" officeooo:rsid="002c1071" officeooo:paragraph-rsid="001c8b20" style:font-size-asian="14pt" style:font-size-complex="14pt"/>
    </style:style>
    <style:style style:name="P3" style:family="paragraph" style:parent-style-name="Standard">
      <style:paragraph-properties>
        <style:tab-stops>
          <style:tab-stop style:position="4.494cm"/>
          <style:tab-stop style:position="13.497cm"/>
        </style:tab-stops>
      </style:paragraph-properties>
      <style:text-properties style:font-name="Amiri Quran" fo:font-size="9pt" officeooo:rsid="002c1071" officeooo:paragraph-rsid="001c8b20" style:font-size-asian="14pt" style:font-size-complex="14pt"/>
    </style:style>
    <style:style style:name="P4" style:family="paragraph" style:parent-style-name="Standard">
      <style:paragraph-properties>
        <style:tab-stops>
          <style:tab-stop style:position="4.494cm"/>
          <style:tab-stop style:position="13.497cm"/>
        </style:tab-stops>
      </style:paragraph-properties>
      <style:text-properties style:font-name="Arial1" fo:font-size="9pt" officeooo:rsid="002c1071" officeooo:paragraph-rsid="001c8b20" style:font-size-asian="14pt" style:font-size-complex="14pt"/>
    </style:style>
    <style:style style:name="P5" style:family="paragraph" style:parent-style-name="Standard">
      <style:paragraph-properties>
        <style:tab-stops>
          <style:tab-stop style:position="4.494cm"/>
          <style:tab-stop style:position="13.497cm"/>
        </style:tab-stops>
      </style:paragraph-properties>
      <style:text-properties style:font-name="Arial Black" fo:font-size="9pt" officeooo:rsid="002c1071" officeooo:paragraph-rsid="001c8b20" style:font-size-asian="14pt" style:font-size-complex="14pt"/>
    </style:style>
    <style:style style:name="P6" style:family="paragraph" style:parent-style-name="Standard">
      <style:paragraph-properties>
        <style:tab-stops>
          <style:tab-stop style:position="4.494cm"/>
          <style:tab-stop style:position="13.497cm"/>
        </style:tab-stops>
      </style:paragraph-properties>
      <style:text-properties style:font-name="Bahnschrift" fo:font-size="9pt" officeooo:rsid="002c1071" officeooo:paragraph-rsid="001c8b20" style:font-size-asian="14pt" style:font-size-complex="14pt"/>
    </style:style>
    <style:style style:name="P7" style:family="paragraph" style:parent-style-name="Standard">
      <style:paragraph-properties>
        <style:tab-stops>
          <style:tab-stop style:position="4.494cm"/>
          <style:tab-stop style:position="13.497cm"/>
        </style:tab-stops>
      </style:paragraph-properties>
      <style:text-properties style:font-name="Bahnschrift Condensed" fo:font-size="9pt" officeooo:rsid="002c1071" officeooo:paragraph-rsid="001c8b20" style:font-size-asian="14pt" style:font-size-complex="14pt"/>
    </style:style>
    <style:style style:name="P8" style:family="paragraph" style:parent-style-name="Standard">
      <style:paragraph-properties>
        <style:tab-stops>
          <style:tab-stop style:position="4.494cm"/>
          <style:tab-stop style:position="13.497cm"/>
        </style:tab-stops>
      </style:paragraph-properties>
      <style:text-properties style:font-name="Bahnschrift Light" fo:font-size="9pt" officeooo:rsid="002c1071" officeooo:paragraph-rsid="001c8b20" style:font-size-asian="14pt" style:font-size-complex="14pt"/>
    </style:style>
    <style:style style:name="P9" style:family="paragraph" style:parent-style-name="Standard">
      <style:paragraph-properties>
        <style:tab-stops>
          <style:tab-stop style:position="4.494cm"/>
          <style:tab-stop style:position="13.497cm"/>
        </style:tab-stops>
      </style:paragraph-properties>
      <style:text-properties style:font-name="Bahnschrift Light Condensed" fo:font-size="9pt" officeooo:rsid="002c1071" officeooo:paragraph-rsid="001c8b20" style:font-size-asian="14pt" style:font-size-complex="14pt"/>
    </style:style>
    <style:style style:name="P10" style:family="paragraph" style:parent-style-name="Standard">
      <style:paragraph-properties>
        <style:tab-stops>
          <style:tab-stop style:position="4.494cm"/>
          <style:tab-stop style:position="13.497cm"/>
        </style:tab-stops>
      </style:paragraph-properties>
      <style:text-properties style:font-name="Bahnschrift Light SemiCondensed" fo:font-size="9pt" officeooo:rsid="002c1071" officeooo:paragraph-rsid="001c8b20" style:font-size-asian="14pt" style:font-size-complex="14pt"/>
    </style:style>
    <style:style style:name="P11" style:family="paragraph" style:parent-style-name="Standard">
      <style:paragraph-properties>
        <style:tab-stops>
          <style:tab-stop style:position="4.494cm"/>
          <style:tab-stop style:position="13.497cm"/>
        </style:tab-stops>
      </style:paragraph-properties>
      <style:text-properties style:font-name="Bahnschrift SemiBold" fo:font-size="9pt" officeooo:rsid="002c1071" officeooo:paragraph-rsid="001c8b20" style:font-size-asian="14pt" style:font-size-complex="14pt"/>
    </style:style>
    <style:style style:name="P12" style:family="paragraph" style:parent-style-name="Standard">
      <style:paragraph-properties>
        <style:tab-stops>
          <style:tab-stop style:position="4.494cm"/>
          <style:tab-stop style:position="13.497cm"/>
        </style:tab-stops>
      </style:paragraph-properties>
      <style:text-properties style:font-name="Bahnschrift SemiBold Condensed" fo:font-size="9pt" officeooo:rsid="002c1071" officeooo:paragraph-rsid="001c8b20" style:font-size-asian="14pt" style:font-size-complex="14pt"/>
    </style:style>
    <style:style style:name="P13" style:family="paragraph" style:parent-style-name="Standard">
      <style:paragraph-properties>
        <style:tab-stops>
          <style:tab-stop style:position="4.494cm"/>
          <style:tab-stop style:position="13.497cm"/>
        </style:tab-stops>
      </style:paragraph-properties>
      <style:text-properties style:font-name="Bahnschrift SemiBold SemiConden" fo:font-size="9pt" officeooo:rsid="002c1071" officeooo:paragraph-rsid="001c8b20" style:font-size-asian="14pt" style:font-size-complex="14pt"/>
    </style:style>
    <style:style style:name="P14" style:family="paragraph" style:parent-style-name="Standard">
      <style:paragraph-properties>
        <style:tab-stops>
          <style:tab-stop style:position="4.494cm"/>
          <style:tab-stop style:position="13.497cm"/>
        </style:tab-stops>
      </style:paragraph-properties>
      <style:text-properties style:font-name="Bahnschrift SemiCondensed" fo:font-size="9pt" officeooo:rsid="002c1071" officeooo:paragraph-rsid="001c8b20" style:font-size-asian="14pt" style:font-size-complex="14pt"/>
    </style:style>
    <style:style style:name="P15" style:family="paragraph" style:parent-style-name="Standard">
      <style:paragraph-properties>
        <style:tab-stops>
          <style:tab-stop style:position="4.494cm"/>
          <style:tab-stop style:position="13.497cm"/>
        </style:tab-stops>
      </style:paragraph-properties>
      <style:text-properties style:font-name="Bahnschrift SemiLight" fo:font-size="9pt" officeooo:rsid="002c1071" officeooo:paragraph-rsid="001c8b20" style:font-size-asian="14pt" style:font-size-complex="14pt"/>
    </style:style>
    <style:style style:name="P16" style:family="paragraph" style:parent-style-name="Standard">
      <style:paragraph-properties>
        <style:tab-stops>
          <style:tab-stop style:position="4.494cm"/>
          <style:tab-stop style:position="13.497cm"/>
        </style:tab-stops>
      </style:paragraph-properties>
      <style:text-properties style:font-name="Bahnschrift SemiLight Condensed" fo:font-size="9pt" officeooo:rsid="002c1071" officeooo:paragraph-rsid="001c8b20" style:font-size-asian="14pt" style:font-size-complex="14pt"/>
    </style:style>
    <style:style style:name="P17" style:family="paragraph" style:parent-style-name="Standard">
      <style:paragraph-properties>
        <style:tab-stops>
          <style:tab-stop style:position="4.494cm"/>
          <style:tab-stop style:position="13.497cm"/>
        </style:tab-stops>
      </style:paragraph-properties>
      <style:text-properties style:font-name="Bahnschrift SemiLight SemiConde" fo:font-size="9pt" officeooo:rsid="002c1071" officeooo:paragraph-rsid="001c8b20" style:font-size-asian="14pt" style:font-size-complex="14pt"/>
    </style:style>
    <style:style style:name="P18" style:family="paragraph" style:parent-style-name="Standard">
      <style:paragraph-properties>
        <style:tab-stops>
          <style:tab-stop style:position="4.494cm"/>
          <style:tab-stop style:position="13.497cm"/>
        </style:tab-stops>
      </style:paragraph-properties>
      <style:text-properties style:font-name="Caladea" fo:font-size="9pt" officeooo:rsid="002c1071" officeooo:paragraph-rsid="001c8b20" style:font-size-asian="14pt" style:font-size-complex="14pt"/>
    </style:style>
    <style:style style:name="P19" style:family="paragraph" style:parent-style-name="Standard">
      <style:paragraph-properties>
        <style:tab-stops>
          <style:tab-stop style:position="4.494cm"/>
          <style:tab-stop style:position="13.497cm"/>
        </style:tab-stops>
      </style:paragraph-properties>
      <style:text-properties style:font-name="Calibri" fo:font-size="9pt" officeooo:rsid="002c1071" officeooo:paragraph-rsid="001c8b20" style:font-size-asian="14pt" style:font-size-complex="14pt"/>
    </style:style>
    <style:style style:name="P20" style:family="paragraph" style:parent-style-name="Standard">
      <style:paragraph-properties>
        <style:tab-stops>
          <style:tab-stop style:position="4.494cm"/>
          <style:tab-stop style:position="13.497cm"/>
        </style:tab-stops>
      </style:paragraph-properties>
      <style:text-properties style:font-name="Calibri Light" fo:font-size="9pt" officeooo:rsid="002c1071" officeooo:paragraph-rsid="001c8b20" style:font-size-asian="14pt" style:font-size-complex="14pt"/>
    </style:style>
    <style:style style:name="P21" style:family="paragraph" style:parent-style-name="Standard">
      <style:paragraph-properties>
        <style:tab-stops>
          <style:tab-stop style:position="4.494cm"/>
          <style:tab-stop style:position="13.497cm"/>
        </style:tab-stops>
      </style:paragraph-properties>
      <style:text-properties style:font-name="Cambria" fo:font-size="9pt" officeooo:rsid="002c1071" officeooo:paragraph-rsid="001c8b20" style:font-size-asian="14pt" style:font-size-complex="14pt"/>
    </style:style>
    <style:style style:name="P22" style:family="paragraph" style:parent-style-name="Standard">
      <style:paragraph-properties>
        <style:tab-stops>
          <style:tab-stop style:position="4.494cm"/>
          <style:tab-stop style:position="13.497cm"/>
        </style:tab-stops>
      </style:paragraph-properties>
      <style:text-properties style:font-name="Cambria Math" fo:font-size="9pt" officeooo:rsid="002c1071" officeooo:paragraph-rsid="001c8b20" style:font-size-asian="14pt" style:font-size-complex="14pt"/>
    </style:style>
    <style:style style:name="P23" style:family="paragraph" style:parent-style-name="Standard">
      <style:paragraph-properties>
        <style:tab-stops>
          <style:tab-stop style:position="4.494cm"/>
          <style:tab-stop style:position="13.497cm"/>
        </style:tab-stops>
      </style:paragraph-properties>
      <style:text-properties style:font-name="Candara" fo:font-size="9pt" officeooo:rsid="002c1071" officeooo:paragraph-rsid="001c8b20" style:font-size-asian="14pt" style:font-size-complex="14pt"/>
    </style:style>
    <style:style style:name="P24" style:family="paragraph" style:parent-style-name="Standard">
      <style:paragraph-properties>
        <style:tab-stops>
          <style:tab-stop style:position="4.494cm"/>
          <style:tab-stop style:position="13.497cm"/>
        </style:tab-stops>
      </style:paragraph-properties>
      <style:text-properties style:font-name="Candara Light" fo:font-size="9pt" officeooo:rsid="002c1071" officeooo:paragraph-rsid="001c8b20" style:font-size-asian="14pt" style:font-size-complex="14pt"/>
    </style:style>
    <style:style style:name="P25" style:family="paragraph" style:parent-style-name="Standard">
      <style:paragraph-properties>
        <style:tab-stops>
          <style:tab-stop style:position="4.494cm"/>
          <style:tab-stop style:position="13.497cm"/>
        </style:tab-stops>
      </style:paragraph-properties>
      <style:text-properties style:font-name="Carlito" fo:font-size="9pt" officeooo:rsid="002c1071" officeooo:paragraph-rsid="001c8b20" style:font-size-asian="14pt" style:font-size-complex="14pt"/>
    </style:style>
    <style:style style:name="P26" style:family="paragraph" style:parent-style-name="Standard">
      <style:paragraph-properties>
        <style:tab-stops>
          <style:tab-stop style:position="4.494cm"/>
          <style:tab-stop style:position="13.497cm"/>
        </style:tab-stops>
      </style:paragraph-properties>
      <style:text-properties style:font-name="Cascadia Code" fo:font-size="9pt" officeooo:rsid="002c1071" officeooo:paragraph-rsid="001c8b20" style:font-size-asian="14pt" style:font-size-complex="14pt"/>
    </style:style>
    <style:style style:name="P27" style:family="paragraph" style:parent-style-name="Standard">
      <style:paragraph-properties>
        <style:tab-stops>
          <style:tab-stop style:position="4.494cm"/>
          <style:tab-stop style:position="13.497cm"/>
        </style:tab-stops>
      </style:paragraph-properties>
      <style:text-properties style:font-name="Cascadia Code ExtraLight" fo:font-size="9pt" officeooo:rsid="002c1071" officeooo:paragraph-rsid="001c8b20" style:font-size-asian="14pt" style:font-size-complex="14pt"/>
    </style:style>
    <style:style style:name="P28" style:family="paragraph" style:parent-style-name="Standard">
      <style:paragraph-properties>
        <style:tab-stops>
          <style:tab-stop style:position="4.494cm"/>
          <style:tab-stop style:position="13.497cm"/>
        </style:tab-stops>
      </style:paragraph-properties>
      <style:text-properties style:font-name="Cascadia Code Light" fo:font-size="9pt" officeooo:rsid="002c1071" officeooo:paragraph-rsid="001c8b20" style:font-size-asian="14pt" style:font-size-complex="14pt"/>
    </style:style>
    <style:style style:name="P29" style:family="paragraph" style:parent-style-name="Standard">
      <style:paragraph-properties>
        <style:tab-stops>
          <style:tab-stop style:position="4.494cm"/>
          <style:tab-stop style:position="13.497cm"/>
        </style:tab-stops>
      </style:paragraph-properties>
      <style:text-properties style:font-name="Cascadia Code SemiBold" fo:font-size="9pt" officeooo:rsid="002c1071" officeooo:paragraph-rsid="001c8b20" style:font-size-asian="14pt" style:font-size-complex="14pt"/>
    </style:style>
    <style:style style:name="P30" style:family="paragraph" style:parent-style-name="Standard">
      <style:paragraph-properties>
        <style:tab-stops>
          <style:tab-stop style:position="4.494cm"/>
          <style:tab-stop style:position="13.497cm"/>
        </style:tab-stops>
      </style:paragraph-properties>
      <style:text-properties style:font-name="Cascadia Code SemiLight" fo:font-size="9pt" officeooo:rsid="002c1071" officeooo:paragraph-rsid="001c8b20" style:font-size-asian="14pt" style:font-size-complex="14pt"/>
    </style:style>
    <style:style style:name="P31" style:family="paragraph" style:parent-style-name="Standard">
      <style:paragraph-properties>
        <style:tab-stops>
          <style:tab-stop style:position="4.494cm"/>
          <style:tab-stop style:position="13.497cm"/>
        </style:tab-stops>
      </style:paragraph-properties>
      <style:text-properties style:font-name="Cascadia Mono" fo:font-size="9pt" officeooo:rsid="002c1071" officeooo:paragraph-rsid="001c8b20" style:font-size-asian="14pt" style:font-size-complex="14pt"/>
    </style:style>
    <style:style style:name="P32" style:family="paragraph" style:parent-style-name="Standard">
      <style:paragraph-properties>
        <style:tab-stops>
          <style:tab-stop style:position="4.494cm"/>
          <style:tab-stop style:position="13.497cm"/>
        </style:tab-stops>
      </style:paragraph-properties>
      <style:text-properties style:font-name="Cascadia Mono ExtraLight" fo:font-size="9pt" officeooo:rsid="002c1071" officeooo:paragraph-rsid="001c8b20" style:font-size-asian="14pt" style:font-size-complex="14pt"/>
    </style:style>
    <style:style style:name="P33" style:family="paragraph" style:parent-style-name="Standard">
      <style:paragraph-properties>
        <style:tab-stops>
          <style:tab-stop style:position="4.494cm"/>
          <style:tab-stop style:position="13.497cm"/>
        </style:tab-stops>
      </style:paragraph-properties>
      <style:text-properties style:font-name="Cascadia Mono Light" fo:font-size="9pt" officeooo:rsid="002c1071" officeooo:paragraph-rsid="001c8b20" style:font-size-asian="14pt" style:font-size-complex="14pt"/>
    </style:style>
    <style:style style:name="P34" style:family="paragraph" style:parent-style-name="Standard">
      <style:paragraph-properties>
        <style:tab-stops>
          <style:tab-stop style:position="4.494cm"/>
          <style:tab-stop style:position="13.497cm"/>
        </style:tab-stops>
      </style:paragraph-properties>
      <style:text-properties style:font-name="Cascadia Mono SemiBold" fo:font-size="9pt" officeooo:rsid="002c1071" officeooo:paragraph-rsid="001c8b20" style:font-size-asian="14pt" style:font-size-complex="14pt"/>
    </style:style>
    <style:style style:name="P35" style:family="paragraph" style:parent-style-name="Standard">
      <style:paragraph-properties>
        <style:tab-stops>
          <style:tab-stop style:position="4.494cm"/>
          <style:tab-stop style:position="13.497cm"/>
        </style:tab-stops>
      </style:paragraph-properties>
      <style:text-properties style:font-name="Cascadia Mono SemiLight" fo:font-size="9pt" officeooo:rsid="002c1071" officeooo:paragraph-rsid="001c8b20" style:font-size-asian="14pt" style:font-size-complex="14pt"/>
    </style:style>
    <style:style style:name="P36" style:family="paragraph" style:parent-style-name="Standard">
      <style:paragraph-properties>
        <style:tab-stops>
          <style:tab-stop style:position="4.494cm"/>
          <style:tab-stop style:position="13.497cm"/>
        </style:tab-stops>
      </style:paragraph-properties>
      <style:text-properties style:font-name="Comic Sans MS" fo:font-size="9pt" officeooo:rsid="002c1071" officeooo:paragraph-rsid="001c8b20" style:font-size-asian="14pt" style:font-size-complex="14pt"/>
    </style:style>
    <style:style style:name="P37" style:family="paragraph" style:parent-style-name="Standard">
      <style:paragraph-properties>
        <style:tab-stops>
          <style:tab-stop style:position="4.494cm"/>
          <style:tab-stop style:position="13.497cm"/>
        </style:tab-stops>
      </style:paragraph-properties>
      <style:text-properties style:font-name="Consolas" fo:font-size="9pt" officeooo:rsid="002c1071" officeooo:paragraph-rsid="001c8b20" style:font-size-asian="14pt" style:font-size-complex="14pt"/>
    </style:style>
    <style:style style:name="P38" style:family="paragraph" style:parent-style-name="Standard">
      <style:paragraph-properties>
        <style:tab-stops>
          <style:tab-stop style:position="4.494cm"/>
          <style:tab-stop style:position="13.497cm"/>
        </style:tab-stops>
      </style:paragraph-properties>
      <style:text-properties style:font-name="Constantia" fo:font-size="9pt" officeooo:rsid="002c1071" officeooo:paragraph-rsid="001c8b20" style:font-size-asian="14pt" style:font-size-complex="14pt"/>
    </style:style>
    <style:style style:name="P39" style:family="paragraph" style:parent-style-name="Standard">
      <style:paragraph-properties>
        <style:tab-stops>
          <style:tab-stop style:position="4.494cm"/>
          <style:tab-stop style:position="13.497cm"/>
        </style:tab-stops>
      </style:paragraph-properties>
      <style:text-properties style:font-name="Corbel" fo:font-size="9pt" officeooo:rsid="002c1071" officeooo:paragraph-rsid="001c8b20" style:font-size-asian="14pt" style:font-size-complex="14pt"/>
    </style:style>
    <style:style style:name="P40" style:family="paragraph" style:parent-style-name="Standard">
      <style:paragraph-properties>
        <style:tab-stops>
          <style:tab-stop style:position="4.494cm"/>
          <style:tab-stop style:position="13.497cm"/>
        </style:tab-stops>
      </style:paragraph-properties>
      <style:text-properties style:font-name="Corbel Light" fo:font-size="9pt" officeooo:rsid="002c1071" officeooo:paragraph-rsid="001c8b20" style:font-size-asian="14pt" style:font-size-complex="14pt"/>
    </style:style>
    <style:style style:name="P41" style:family="paragraph" style:parent-style-name="Standard">
      <style:paragraph-properties>
        <style:tab-stops>
          <style:tab-stop style:position="4.494cm"/>
          <style:tab-stop style:position="13.497cm"/>
        </style:tab-stops>
      </style:paragraph-properties>
      <style:text-properties style:font-name="CorisandeRegular" fo:font-size="9pt" officeooo:rsid="002c1071" officeooo:paragraph-rsid="001c8b20" style:font-size-asian="14pt" style:font-size-complex="14pt"/>
    </style:style>
    <style:style style:name="P42" style:family="paragraph" style:parent-style-name="Standard">
      <style:paragraph-properties>
        <style:tab-stops>
          <style:tab-stop style:position="4.494cm"/>
          <style:tab-stop style:position="13.497cm"/>
        </style:tab-stops>
      </style:paragraph-properties>
      <style:text-properties style:font-name="Courier New" fo:font-size="9pt" officeooo:rsid="002c1071" officeooo:paragraph-rsid="001c8b20" style:font-size-asian="14pt" style:font-size-complex="14pt"/>
    </style:style>
    <style:style style:name="P43" style:family="paragraph" style:parent-style-name="Standard">
      <style:paragraph-properties>
        <style:tab-stops>
          <style:tab-stop style:position="4.494cm"/>
          <style:tab-stop style:position="13.497cm"/>
        </style:tab-stops>
      </style:paragraph-properties>
      <style:text-properties style:font-name="David CLM" fo:font-size="9pt" officeooo:rsid="002c1071" officeooo:paragraph-rsid="001c8b20" style:font-size-asian="14pt" style:font-size-complex="14pt"/>
    </style:style>
    <style:style style:name="P44" style:family="paragraph" style:parent-style-name="Standard">
      <style:paragraph-properties>
        <style:tab-stops>
          <style:tab-stop style:position="4.494cm"/>
          <style:tab-stop style:position="13.497cm"/>
        </style:tab-stops>
      </style:paragraph-properties>
      <style:text-properties style:font-name="David Libre" fo:font-size="9pt" officeooo:rsid="002c1071" officeooo:paragraph-rsid="001c8b20" style:font-size-asian="14pt" style:font-size-complex="14pt"/>
    </style:style>
    <style:style style:name="P45" style:family="paragraph" style:parent-style-name="Standard">
      <style:paragraph-properties>
        <style:tab-stops>
          <style:tab-stop style:position="4.494cm"/>
          <style:tab-stop style:position="13.497cm"/>
        </style:tab-stops>
      </style:paragraph-properties>
      <style:text-properties style:font-name="DejaVu Math TeX Gyre" fo:font-size="9pt" officeooo:rsid="002c1071" officeooo:paragraph-rsid="001c8b20" style:font-size-asian="14pt" style:font-size-complex="14pt"/>
    </style:style>
    <style:style style:name="P46" style:family="paragraph" style:parent-style-name="Standard">
      <style:paragraph-properties>
        <style:tab-stops>
          <style:tab-stop style:position="4.494cm"/>
          <style:tab-stop style:position="13.497cm"/>
        </style:tab-stops>
      </style:paragraph-properties>
      <style:text-properties style:font-name="DejaVu Sans" fo:font-size="9pt" officeooo:rsid="002c1071" officeooo:paragraph-rsid="001c8b20" style:font-size-asian="14pt" style:font-size-complex="14pt"/>
    </style:style>
    <style:style style:name="P47" style:family="paragraph" style:parent-style-name="Standard">
      <style:paragraph-properties>
        <style:tab-stops>
          <style:tab-stop style:position="4.494cm"/>
          <style:tab-stop style:position="13.497cm"/>
        </style:tab-stops>
      </style:paragraph-properties>
      <style:text-properties style:font-name="DejaVu Sans Condensed" fo:font-size="9pt" officeooo:rsid="002c1071" officeooo:paragraph-rsid="001c8b20" style:font-size-asian="14pt" style:font-size-complex="14pt"/>
    </style:style>
    <style:style style:name="P48" style:family="paragraph" style:parent-style-name="Standard">
      <style:paragraph-properties>
        <style:tab-stops>
          <style:tab-stop style:position="4.494cm"/>
          <style:tab-stop style:position="13.497cm"/>
        </style:tab-stops>
      </style:paragraph-properties>
      <style:text-properties style:font-name="DejaVu Sans Light" fo:font-size="9pt" officeooo:rsid="002c1071" officeooo:paragraph-rsid="001c8b20" style:font-size-asian="14pt" style:font-size-complex="14pt"/>
    </style:style>
    <style:style style:name="P49" style:family="paragraph" style:parent-style-name="Standard">
      <style:paragraph-properties>
        <style:tab-stops>
          <style:tab-stop style:position="4.494cm"/>
          <style:tab-stop style:position="13.497cm"/>
        </style:tab-stops>
      </style:paragraph-properties>
      <style:text-properties style:font-name="DejaVu Sans Mono" fo:font-size="9pt" officeooo:rsid="002c1071" officeooo:paragraph-rsid="001c8b20" style:font-size-asian="14pt" style:font-size-complex="14pt"/>
    </style:style>
    <style:style style:name="P50" style:family="paragraph" style:parent-style-name="Standard">
      <style:paragraph-properties>
        <style:tab-stops>
          <style:tab-stop style:position="4.494cm"/>
          <style:tab-stop style:position="13.497cm"/>
        </style:tab-stops>
      </style:paragraph-properties>
      <style:text-properties style:font-name="DejaVu Serif" fo:font-size="9pt" officeooo:rsid="002c1071" officeooo:paragraph-rsid="001c8b20" style:font-size-asian="14pt" style:font-size-complex="14pt"/>
    </style:style>
    <style:style style:name="P51" style:family="paragraph" style:parent-style-name="Standard">
      <style:paragraph-properties>
        <style:tab-stops>
          <style:tab-stop style:position="4.494cm"/>
          <style:tab-stop style:position="13.497cm"/>
        </style:tab-stops>
      </style:paragraph-properties>
      <style:text-properties style:font-name="DejaVu Serif Condensed" fo:font-size="9pt" officeooo:rsid="002c1071" officeooo:paragraph-rsid="001c8b20" style:font-size-asian="14pt" style:font-size-complex="14pt"/>
    </style:style>
    <style:style style:name="P52" style:family="paragraph" style:parent-style-name="Standard">
      <style:paragraph-properties>
        <style:tab-stops>
          <style:tab-stop style:position="4.494cm"/>
          <style:tab-stop style:position="13.497cm"/>
        </style:tab-stops>
      </style:paragraph-properties>
      <style:text-properties style:font-name="Ebrima" fo:font-size="9pt" officeooo:rsid="002c1071" officeooo:paragraph-rsid="001c8b20" style:font-size-asian="14pt" style:font-size-complex="14pt"/>
    </style:style>
    <style:style style:name="P53" style:family="paragraph" style:parent-style-name="Standard">
      <style:paragraph-properties>
        <style:tab-stops>
          <style:tab-stop style:position="4.494cm"/>
          <style:tab-stop style:position="13.497cm"/>
        </style:tab-stops>
      </style:paragraph-properties>
      <style:text-properties style:font-name="Frank Ruehl CLM" fo:font-size="9pt" officeooo:rsid="002c1071" officeooo:paragraph-rsid="001c8b20" style:font-size-asian="14pt" style:font-size-complex="14pt"/>
    </style:style>
    <style:style style:name="P54" style:family="paragraph" style:parent-style-name="Standard">
      <style:paragraph-properties>
        <style:tab-stops>
          <style:tab-stop style:position="4.494cm"/>
          <style:tab-stop style:position="13.497cm"/>
        </style:tab-stops>
      </style:paragraph-properties>
      <style:text-properties style:font-name="Frank Ruhl Hofshi" fo:font-size="9pt" officeooo:rsid="002c1071" officeooo:paragraph-rsid="001c8b20" style:font-size-asian="14pt" style:font-size-complex="14pt"/>
    </style:style>
    <style:style style:name="P55" style:family="paragraph" style:parent-style-name="Standard">
      <style:paragraph-properties>
        <style:tab-stops>
          <style:tab-stop style:position="4.494cm"/>
          <style:tab-stop style:position="13.497cm"/>
        </style:tab-stops>
      </style:paragraph-properties>
      <style:text-properties style:font-name="Franklin Gothic Medium" fo:font-size="9pt" officeooo:rsid="002c1071" officeooo:paragraph-rsid="001c8b20" style:font-size-asian="14pt" style:font-size-complex="14pt"/>
    </style:style>
    <style:style style:name="P56" style:family="paragraph" style:parent-style-name="Standard">
      <style:paragraph-properties>
        <style:tab-stops>
          <style:tab-stop style:position="4.494cm"/>
          <style:tab-stop style:position="13.497cm"/>
        </style:tab-stops>
      </style:paragraph-properties>
      <style:text-properties style:font-name="Gabriola" fo:font-size="9pt" officeooo:rsid="002c1071" officeooo:paragraph-rsid="001c8b20" style:font-size-asian="14pt" style:font-size-complex="14pt"/>
    </style:style>
    <style:style style:name="P57" style:family="paragraph" style:parent-style-name="Standard">
      <style:paragraph-properties>
        <style:tab-stops>
          <style:tab-stop style:position="4.494cm"/>
          <style:tab-stop style:position="13.497cm"/>
        </style:tab-stops>
      </style:paragraph-properties>
      <style:text-properties style:font-name="Gadugi" fo:font-size="9pt" officeooo:rsid="002c1071" officeooo:paragraph-rsid="001c8b20" style:font-size-asian="14pt" style:font-size-complex="14pt"/>
    </style:style>
    <style:style style:name="P58" style:family="paragraph" style:parent-style-name="Standard">
      <style:paragraph-properties>
        <style:tab-stops>
          <style:tab-stop style:position="4.494cm"/>
          <style:tab-stop style:position="13.497cm"/>
        </style:tab-stops>
      </style:paragraph-properties>
      <style:text-properties style:font-name="Gentium Basic" fo:font-size="9pt" officeooo:rsid="002c1071" officeooo:paragraph-rsid="001c8b20" style:font-size-asian="14pt" style:font-size-complex="14pt"/>
    </style:style>
    <style:style style:name="P59" style:family="paragraph" style:parent-style-name="Standard">
      <style:paragraph-properties>
        <style:tab-stops>
          <style:tab-stop style:position="4.494cm"/>
          <style:tab-stop style:position="13.497cm"/>
        </style:tab-stops>
      </style:paragraph-properties>
      <style:text-properties style:font-name="Gentium Book Basic" fo:font-size="9pt" officeooo:rsid="002c1071" officeooo:paragraph-rsid="001c8b20" style:font-size-asian="14pt" style:font-size-complex="14pt"/>
    </style:style>
    <style:style style:name="P60" style:family="paragraph" style:parent-style-name="Standard">
      <style:paragraph-properties>
        <style:tab-stops>
          <style:tab-stop style:position="4.494cm"/>
          <style:tab-stop style:position="13.497cm"/>
        </style:tab-stops>
      </style:paragraph-properties>
      <style:text-properties style:font-name="Georgia" fo:font-size="9pt" officeooo:rsid="002c1071" officeooo:paragraph-rsid="001c8b20" style:font-size-asian="14pt" style:font-size-complex="14pt"/>
    </style:style>
    <style:style style:name="P61" style:family="paragraph" style:parent-style-name="Standard">
      <style:paragraph-properties>
        <style:tab-stops>
          <style:tab-stop style:position="4.494cm"/>
          <style:tab-stop style:position="13.497cm"/>
        </style:tab-stops>
      </style:paragraph-properties>
      <style:text-properties style:font-name="Impact" fo:font-size="9pt" officeooo:rsid="002c1071" officeooo:paragraph-rsid="001c8b20" style:font-size-asian="14pt" style:font-size-complex="14pt"/>
    </style:style>
    <style:style style:name="P62" style:family="paragraph" style:parent-style-name="Standard">
      <style:paragraph-properties>
        <style:tab-stops>
          <style:tab-stop style:position="4.494cm"/>
          <style:tab-stop style:position="13.497cm"/>
        </style:tab-stops>
      </style:paragraph-properties>
      <style:text-properties style:font-name="Ink Free" fo:font-size="9pt" officeooo:rsid="002c1071" officeooo:paragraph-rsid="001c8b20" style:font-size-asian="14pt" style:font-size-complex="14pt"/>
    </style:style>
    <style:style style:name="P63" style:family="paragraph" style:parent-style-name="Standard">
      <style:paragraph-properties>
        <style:tab-stops>
          <style:tab-stop style:position="4.494cm"/>
          <style:tab-stop style:position="13.497cm"/>
        </style:tab-stops>
      </style:paragraph-properties>
      <style:text-properties style:font-name="Javanese Text" fo:font-size="9pt" officeooo:rsid="002c1071" officeooo:paragraph-rsid="001c8b20" style:font-size-asian="14pt" style:font-size-complex="14pt"/>
    </style:style>
    <style:style style:name="P64" style:family="paragraph" style:parent-style-name="Standard">
      <style:paragraph-properties>
        <style:tab-stops>
          <style:tab-stop style:position="4.494cm"/>
          <style:tab-stop style:position="13.497cm"/>
        </style:tab-stops>
      </style:paragraph-properties>
      <style:text-properties style:font-name="JetBrains Mono" fo:font-size="9pt" officeooo:rsid="002c1071" officeooo:paragraph-rsid="001c8b20" style:font-size-asian="14pt" style:font-size-complex="14pt"/>
    </style:style>
    <style:style style:name="P65" style:family="paragraph" style:parent-style-name="Standard">
      <style:paragraph-properties>
        <style:tab-stops>
          <style:tab-stop style:position="4.494cm"/>
          <style:tab-stop style:position="13.497cm"/>
        </style:tab-stops>
      </style:paragraph-properties>
      <style:text-properties style:font-name="JetBrains Mono Thin" fo:font-size="9pt" officeooo:rsid="002c1071" officeooo:paragraph-rsid="001c8b20" style:font-size-asian="14pt" style:font-size-complex="14pt"/>
    </style:style>
    <style:style style:name="P66" style:family="paragraph" style:parent-style-name="Standard">
      <style:paragraph-properties>
        <style:tab-stops>
          <style:tab-stop style:position="4.494cm"/>
          <style:tab-stop style:position="13.497cm"/>
        </style:tab-stops>
      </style:paragraph-properties>
      <style:text-properties style:font-name="Leelawadee UI" fo:font-size="9pt" officeooo:rsid="002c1071" officeooo:paragraph-rsid="001c8b20" style:font-size-asian="14pt" style:font-size-complex="14pt"/>
    </style:style>
    <style:style style:name="P67" style:family="paragraph" style:parent-style-name="Standard">
      <style:paragraph-properties>
        <style:tab-stops>
          <style:tab-stop style:position="4.494cm"/>
          <style:tab-stop style:position="13.497cm"/>
        </style:tab-stops>
      </style:paragraph-properties>
      <style:text-properties style:font-name="Leelawadee UI Semilight" fo:font-size="9pt" officeooo:rsid="002c1071" officeooo:paragraph-rsid="001c8b20" style:font-size-asian="14pt" style:font-size-complex="14pt"/>
    </style:style>
    <style:style style:name="P68" style:family="paragraph" style:parent-style-name="Standard">
      <style:paragraph-properties>
        <style:tab-stops>
          <style:tab-stop style:position="4.494cm"/>
          <style:tab-stop style:position="13.497cm"/>
        </style:tab-stops>
      </style:paragraph-properties>
      <style:text-properties style:font-name="Liberation Mono" fo:font-size="9pt" officeooo:rsid="002c1071" officeooo:paragraph-rsid="001c8b20" style:font-size-asian="14pt" style:font-size-complex="14pt"/>
    </style:style>
    <style:style style:name="P69" style:family="paragraph" style:parent-style-name="Standard">
      <style:paragraph-properties>
        <style:tab-stops>
          <style:tab-stop style:position="4.494cm"/>
          <style:tab-stop style:position="13.497cm"/>
        </style:tab-stops>
      </style:paragraph-properties>
      <style:text-properties style:font-name="Liberation Sans1" fo:font-size="9pt" officeooo:rsid="002c1071" officeooo:paragraph-rsid="001c8b20" style:font-size-asian="14pt" style:font-size-complex="14pt"/>
    </style:style>
    <style:style style:name="P70" style:family="paragraph" style:parent-style-name="Standard">
      <style:paragraph-properties>
        <style:tab-stops>
          <style:tab-stop style:position="4.494cm"/>
          <style:tab-stop style:position="13.497cm"/>
        </style:tab-stops>
      </style:paragraph-properties>
      <style:text-properties style:font-name="Liberation Sans Narrow" fo:font-size="9pt" officeooo:rsid="002c1071" officeooo:paragraph-rsid="001c8b20" style:font-size-asian="14pt" style:font-size-complex="14pt"/>
    </style:style>
    <style:style style:name="P71" style:family="paragraph" style:parent-style-name="Standard">
      <style:paragraph-properties>
        <style:tab-stops>
          <style:tab-stop style:position="4.494cm"/>
          <style:tab-stop style:position="13.497cm"/>
        </style:tab-stops>
      </style:paragraph-properties>
      <style:text-properties style:font-name="Liberation Serif" fo:font-size="9pt" officeooo:rsid="002c1071" officeooo:paragraph-rsid="001c8b20" style:font-size-asian="14pt" style:font-size-complex="14pt"/>
    </style:style>
    <style:style style:name="P72" style:family="paragraph" style:parent-style-name="Standard">
      <style:paragraph-properties>
        <style:tab-stops>
          <style:tab-stop style:position="4.494cm"/>
          <style:tab-stop style:position="13.497cm"/>
        </style:tab-stops>
      </style:paragraph-properties>
      <style:text-properties style:font-name="Linux Biolinum G" fo:font-size="9pt" officeooo:rsid="002c1071" officeooo:paragraph-rsid="001c8b20" style:font-size-asian="14pt" style:font-size-complex="14pt"/>
    </style:style>
    <style:style style:name="P73" style:family="paragraph" style:parent-style-name="Standard">
      <style:paragraph-properties>
        <style:tab-stops>
          <style:tab-stop style:position="4.494cm"/>
          <style:tab-stop style:position="13.497cm"/>
        </style:tab-stops>
      </style:paragraph-properties>
      <style:text-properties style:font-name="Linux Libertine Display G" fo:font-size="9pt" officeooo:rsid="002c1071" officeooo:paragraph-rsid="001c8b20" style:font-size-asian="14pt" style:font-size-complex="14pt"/>
    </style:style>
    <style:style style:name="P74" style:family="paragraph" style:parent-style-name="Standard">
      <style:paragraph-properties>
        <style:tab-stops>
          <style:tab-stop style:position="4.494cm"/>
          <style:tab-stop style:position="13.497cm"/>
        </style:tab-stops>
      </style:paragraph-properties>
      <style:text-properties style:font-name="Linux Libertine G" fo:font-size="9pt" officeooo:rsid="002c1071" officeooo:paragraph-rsid="001c8b20" style:font-size-asian="14pt" style:font-size-complex="14pt"/>
    </style:style>
    <style:style style:name="P75" style:family="paragraph" style:parent-style-name="Standard">
      <style:paragraph-properties>
        <style:tab-stops>
          <style:tab-stop style:position="4.494cm"/>
          <style:tab-stop style:position="13.497cm"/>
        </style:tab-stops>
      </style:paragraph-properties>
      <style:text-properties style:font-name="Lucida Console" fo:font-size="9pt" officeooo:rsid="002c1071" officeooo:paragraph-rsid="001c8b20" style:font-size-asian="14pt" style:font-size-complex="14pt"/>
    </style:style>
    <style:style style:name="P76" style:family="paragraph" style:parent-style-name="Standard">
      <style:paragraph-properties>
        <style:tab-stops>
          <style:tab-stop style:position="4.494cm"/>
          <style:tab-stop style:position="13.497cm"/>
        </style:tab-stops>
      </style:paragraph-properties>
      <style:text-properties style:font-name="Lucida Sans Unicode" fo:font-size="9pt" officeooo:rsid="002c1071" officeooo:paragraph-rsid="001c8b20" style:font-size-asian="14pt" style:font-size-complex="14pt"/>
    </style:style>
    <style:style style:name="P77" style:family="paragraph" style:parent-style-name="Standard">
      <style:paragraph-properties>
        <style:tab-stops>
          <style:tab-stop style:position="4.494cm"/>
          <style:tab-stop style:position="13.497cm"/>
        </style:tab-stops>
      </style:paragraph-properties>
      <style:text-properties style:font-name="MS Gothic" fo:font-size="9pt" officeooo:rsid="002c1071" officeooo:paragraph-rsid="001c8b20" style:font-size-asian="14pt" style:font-size-complex="14pt"/>
    </style:style>
    <style:style style:name="P78" style:family="paragraph" style:parent-style-name="Standard">
      <style:paragraph-properties>
        <style:tab-stops>
          <style:tab-stop style:position="4.494cm"/>
          <style:tab-stop style:position="13.497cm"/>
        </style:tab-stops>
      </style:paragraph-properties>
      <style:text-properties style:font-name="MS PGothic" fo:font-size="9pt" officeooo:rsid="002c1071" officeooo:paragraph-rsid="001c8b20" style:font-size-asian="14pt" style:font-size-complex="14pt"/>
    </style:style>
    <style:style style:name="P79" style:family="paragraph" style:parent-style-name="Standard">
      <style:paragraph-properties>
        <style:tab-stops>
          <style:tab-stop style:position="4.494cm"/>
          <style:tab-stop style:position="13.497cm"/>
        </style:tab-stops>
      </style:paragraph-properties>
      <style:text-properties style:font-name="MS UI Gothic" fo:font-size="9pt" officeooo:rsid="002c1071" officeooo:paragraph-rsid="001c8b20" style:font-size-asian="14pt" style:font-size-complex="14pt"/>
    </style:style>
    <style:style style:name="P80" style:family="paragraph" style:parent-style-name="Standard">
      <style:paragraph-properties>
        <style:tab-stops>
          <style:tab-stop style:position="4.494cm"/>
          <style:tab-stop style:position="13.497cm"/>
        </style:tab-stops>
      </style:paragraph-properties>
      <style:text-properties style:font-name="MV Boli" fo:font-size="9pt" officeooo:rsid="002c1071" officeooo:paragraph-rsid="001c8b20" style:font-size-asian="14pt" style:font-size-complex="14pt"/>
    </style:style>
    <style:style style:name="P81" style:family="paragraph" style:parent-style-name="Standard">
      <style:paragraph-properties>
        <style:tab-stops>
          <style:tab-stop style:position="4.494cm"/>
          <style:tab-stop style:position="13.497cm"/>
        </style:tab-stops>
      </style:paragraph-properties>
      <style:text-properties style:font-name="Malgun Gothic" fo:font-size="9pt" officeooo:rsid="002c1071" officeooo:paragraph-rsid="001c8b20" style:font-size-asian="14pt" style:font-size-complex="14pt"/>
    </style:style>
    <style:style style:name="P82" style:family="paragraph" style:parent-style-name="Standard">
      <style:paragraph-properties>
        <style:tab-stops>
          <style:tab-stop style:position="4.494cm"/>
          <style:tab-stop style:position="13.497cm"/>
        </style:tab-stops>
      </style:paragraph-properties>
      <style:text-properties style:font-name="Malgun Gothic Semilight" fo:font-size="9pt" officeooo:rsid="002c1071" officeooo:paragraph-rsid="001c8b20" style:font-size-asian="14pt" style:font-size-complex="14pt"/>
    </style:style>
    <style:style style:name="P83" style:family="paragraph" style:parent-style-name="Standard">
      <style:paragraph-properties>
        <style:tab-stops>
          <style:tab-stop style:position="4.494cm"/>
          <style:tab-stop style:position="13.497cm"/>
        </style:tab-stops>
      </style:paragraph-properties>
      <style:text-properties style:font-name="Marlett" fo:font-size="9pt" officeooo:rsid="002c1071" officeooo:paragraph-rsid="001c8b20" style:font-size-asian="14pt" style:font-size-complex="14pt"/>
    </style:style>
    <style:style style:name="P84" style:family="paragraph" style:parent-style-name="Standard">
      <style:paragraph-properties>
        <style:tab-stops>
          <style:tab-stop style:position="4.494cm"/>
          <style:tab-stop style:position="13.497cm"/>
        </style:tab-stops>
      </style:paragraph-properties>
      <style:text-properties style:font-name="Microsoft Himalaya" fo:font-size="9pt" officeooo:rsid="002c1071" officeooo:paragraph-rsid="001c8b20" style:font-size-asian="14pt" style:font-size-complex="14pt"/>
    </style:style>
    <style:style style:name="P85" style:family="paragraph" style:parent-style-name="Standard">
      <style:paragraph-properties>
        <style:tab-stops>
          <style:tab-stop style:position="4.494cm"/>
          <style:tab-stop style:position="13.497cm"/>
        </style:tab-stops>
      </style:paragraph-properties>
      <style:text-properties style:font-name="Microsoft JhengHei" fo:font-size="9pt" officeooo:rsid="002c1071" officeooo:paragraph-rsid="001c8b20" style:font-size-asian="14pt" style:font-size-complex="14pt"/>
    </style:style>
    <style:style style:name="P86" style:family="paragraph" style:parent-style-name="Standard">
      <style:paragraph-properties>
        <style:tab-stops>
          <style:tab-stop style:position="4.494cm"/>
          <style:tab-stop style:position="13.497cm"/>
        </style:tab-stops>
      </style:paragraph-properties>
      <style:text-properties style:font-name="Microsoft JhengHei Light" fo:font-size="9pt" officeooo:rsid="002c1071" officeooo:paragraph-rsid="001c8b20" style:font-size-asian="14pt" style:font-size-complex="14pt"/>
    </style:style>
    <style:style style:name="P87" style:family="paragraph" style:parent-style-name="Standard">
      <style:paragraph-properties>
        <style:tab-stops>
          <style:tab-stop style:position="4.494cm"/>
          <style:tab-stop style:position="13.497cm"/>
        </style:tab-stops>
      </style:paragraph-properties>
      <style:text-properties style:font-name="Microsoft JhengHei UI" fo:font-size="9pt" officeooo:rsid="002c1071" officeooo:paragraph-rsid="001c8b20" style:font-size-asian="14pt" style:font-size-complex="14pt"/>
    </style:style>
    <style:style style:name="P88" style:family="paragraph" style:parent-style-name="Standard">
      <style:paragraph-properties>
        <style:tab-stops>
          <style:tab-stop style:position="4.494cm"/>
          <style:tab-stop style:position="13.497cm"/>
        </style:tab-stops>
      </style:paragraph-properties>
      <style:text-properties style:font-name="Microsoft JhengHei UI Light" fo:font-size="9pt" officeooo:rsid="002c1071" officeooo:paragraph-rsid="001c8b20" style:font-size-asian="14pt" style:font-size-complex="14pt"/>
    </style:style>
    <style:style style:name="P89" style:family="paragraph" style:parent-style-name="Standard">
      <style:paragraph-properties>
        <style:tab-stops>
          <style:tab-stop style:position="4.494cm"/>
          <style:tab-stop style:position="13.497cm"/>
        </style:tab-stops>
      </style:paragraph-properties>
      <style:text-properties style:font-name="Microsoft New Tai Lue" fo:font-size="9pt" officeooo:rsid="002c1071" officeooo:paragraph-rsid="001c8b20" style:font-size-asian="14pt" style:font-size-complex="14pt"/>
    </style:style>
    <style:style style:name="P90" style:family="paragraph" style:parent-style-name="Standard">
      <style:paragraph-properties>
        <style:tab-stops>
          <style:tab-stop style:position="4.494cm"/>
          <style:tab-stop style:position="13.497cm"/>
        </style:tab-stops>
      </style:paragraph-properties>
      <style:text-properties style:font-name="Microsoft PhagsPa" fo:font-size="9pt" officeooo:rsid="002c1071" officeooo:paragraph-rsid="001c8b20" style:font-size-asian="14pt" style:font-size-complex="14pt"/>
    </style:style>
    <style:style style:name="P91" style:family="paragraph" style:parent-style-name="Standard">
      <style:paragraph-properties>
        <style:tab-stops>
          <style:tab-stop style:position="4.494cm"/>
          <style:tab-stop style:position="13.497cm"/>
        </style:tab-stops>
      </style:paragraph-properties>
      <style:text-properties style:font-name="Microsoft Sans Serif" fo:font-size="9pt" officeooo:rsid="002c1071" officeooo:paragraph-rsid="001c8b20" style:font-size-asian="14pt" style:font-size-complex="14pt"/>
    </style:style>
    <style:style style:name="P92" style:family="paragraph" style:parent-style-name="Standard">
      <style:paragraph-properties>
        <style:tab-stops>
          <style:tab-stop style:position="4.494cm"/>
          <style:tab-stop style:position="13.497cm"/>
        </style:tab-stops>
      </style:paragraph-properties>
      <style:text-properties style:font-name="Microsoft Tai Le" fo:font-size="9pt" officeooo:rsid="002c1071" officeooo:paragraph-rsid="001c8b20" style:font-size-asian="14pt" style:font-size-complex="14pt"/>
    </style:style>
    <style:style style:name="P93" style:family="paragraph" style:parent-style-name="Standard">
      <style:paragraph-properties>
        <style:tab-stops>
          <style:tab-stop style:position="4.494cm"/>
          <style:tab-stop style:position="13.497cm"/>
        </style:tab-stops>
      </style:paragraph-properties>
      <style:text-properties style:font-name="Microsoft YaHei" fo:font-size="9pt" officeooo:rsid="002c1071" officeooo:paragraph-rsid="001c8b20" style:font-size-asian="14pt" style:font-size-complex="14pt"/>
    </style:style>
    <style:style style:name="P94" style:family="paragraph" style:parent-style-name="Standard">
      <style:paragraph-properties>
        <style:tab-stops>
          <style:tab-stop style:position="4.494cm"/>
          <style:tab-stop style:position="13.497cm"/>
        </style:tab-stops>
      </style:paragraph-properties>
      <style:text-properties style:font-name="Microsoft YaHei Light" fo:font-size="9pt" officeooo:rsid="002c1071" officeooo:paragraph-rsid="001c8b20" style:font-size-asian="14pt" style:font-size-complex="14pt"/>
    </style:style>
    <style:style style:name="P95" style:family="paragraph" style:parent-style-name="Standard">
      <style:paragraph-properties>
        <style:tab-stops>
          <style:tab-stop style:position="4.494cm"/>
          <style:tab-stop style:position="13.497cm"/>
        </style:tab-stops>
      </style:paragraph-properties>
      <style:text-properties style:font-name="Microsoft YaHei UI" fo:font-size="9pt" officeooo:rsid="002c1071" officeooo:paragraph-rsid="001c8b20" style:font-size-asian="14pt" style:font-size-complex="14pt"/>
    </style:style>
    <style:style style:name="P96" style:family="paragraph" style:parent-style-name="Standard">
      <style:paragraph-properties>
        <style:tab-stops>
          <style:tab-stop style:position="4.494cm"/>
          <style:tab-stop style:position="13.497cm"/>
        </style:tab-stops>
      </style:paragraph-properties>
      <style:text-properties style:font-name="Microsoft YaHei UI Light" fo:font-size="9pt" officeooo:rsid="002c1071" officeooo:paragraph-rsid="001c8b20" style:font-size-asian="14pt" style:font-size-complex="14pt"/>
    </style:style>
    <style:style style:name="P97" style:family="paragraph" style:parent-style-name="Standard">
      <style:paragraph-properties>
        <style:tab-stops>
          <style:tab-stop style:position="4.494cm"/>
          <style:tab-stop style:position="13.497cm"/>
        </style:tab-stops>
      </style:paragraph-properties>
      <style:text-properties style:font-name="Microsoft Yi Baiti" fo:font-size="9pt" officeooo:rsid="002c1071" officeooo:paragraph-rsid="001c8b20" style:font-size-asian="14pt" style:font-size-complex="14pt"/>
    </style:style>
    <style:style style:name="P98" style:family="paragraph" style:parent-style-name="Standard">
      <style:paragraph-properties>
        <style:tab-stops>
          <style:tab-stop style:position="4.494cm"/>
          <style:tab-stop style:position="13.497cm"/>
        </style:tab-stops>
      </style:paragraph-properties>
      <style:text-properties style:font-name="MingLiU-ExtB" fo:font-size="9pt" officeooo:rsid="002c1071" officeooo:paragraph-rsid="001c8b20" style:font-size-asian="14pt" style:font-size-complex="14pt"/>
    </style:style>
    <style:style style:name="P99" style:family="paragraph" style:parent-style-name="Standard">
      <style:paragraph-properties>
        <style:tab-stops>
          <style:tab-stop style:position="4.494cm"/>
          <style:tab-stop style:position="13.497cm"/>
        </style:tab-stops>
      </style:paragraph-properties>
      <style:text-properties style:font-name="MingLiU_HKSCS-ExtB" fo:font-size="9pt" officeooo:rsid="002c1071" officeooo:paragraph-rsid="001c8b20" style:font-size-asian="14pt" style:font-size-complex="14pt"/>
    </style:style>
    <style:style style:name="P100" style:family="paragraph" style:parent-style-name="Standard">
      <style:paragraph-properties>
        <style:tab-stops>
          <style:tab-stop style:position="4.494cm"/>
          <style:tab-stop style:position="13.497cm"/>
        </style:tab-stops>
      </style:paragraph-properties>
      <style:text-properties style:font-name="MingLiU_MSCS-ExtB" fo:font-size="9pt" officeooo:rsid="002c1071" officeooo:paragraph-rsid="001c8b20" style:font-size-asian="14pt" style:font-size-complex="14pt"/>
    </style:style>
    <style:style style:name="P101" style:family="paragraph" style:parent-style-name="Standard">
      <style:paragraph-properties>
        <style:tab-stops>
          <style:tab-stop style:position="4.494cm"/>
          <style:tab-stop style:position="13.497cm"/>
        </style:tab-stops>
      </style:paragraph-properties>
      <style:text-properties style:font-name="Miriam CLM" fo:font-size="9pt" officeooo:rsid="002c1071" officeooo:paragraph-rsid="001c8b20" style:font-size-asian="14pt" style:font-size-complex="14pt"/>
    </style:style>
    <style:style style:name="P102" style:family="paragraph" style:parent-style-name="Standard">
      <style:paragraph-properties>
        <style:tab-stops>
          <style:tab-stop style:position="4.494cm"/>
          <style:tab-stop style:position="13.497cm"/>
        </style:tab-stops>
      </style:paragraph-properties>
      <style:text-properties style:font-name="Miriam Libre" fo:font-size="9pt" officeooo:rsid="002c1071" officeooo:paragraph-rsid="001c8b20" style:font-size-asian="14pt" style:font-size-complex="14pt"/>
    </style:style>
    <style:style style:name="P103" style:family="paragraph" style:parent-style-name="Standard">
      <style:paragraph-properties>
        <style:tab-stops>
          <style:tab-stop style:position="4.494cm"/>
          <style:tab-stop style:position="13.497cm"/>
        </style:tab-stops>
      </style:paragraph-properties>
      <style:text-properties style:font-name="Miriam Mono CLM" fo:font-size="9pt" officeooo:rsid="002c1071" officeooo:paragraph-rsid="001c8b20" style:font-size-asian="14pt" style:font-size-complex="14pt"/>
    </style:style>
    <style:style style:name="P104" style:family="paragraph" style:parent-style-name="Standard">
      <style:paragraph-properties>
        <style:tab-stops>
          <style:tab-stop style:position="4.494cm"/>
          <style:tab-stop style:position="13.497cm"/>
        </style:tab-stops>
      </style:paragraph-properties>
      <style:text-properties style:font-name="Mongolian Baiti" fo:font-size="9pt" officeooo:rsid="002c1071" officeooo:paragraph-rsid="001c8b20" style:font-size-asian="14pt" style:font-size-complex="14pt"/>
    </style:style>
    <style:style style:name="P105" style:family="paragraph" style:parent-style-name="Standard">
      <style:paragraph-properties>
        <style:tab-stops>
          <style:tab-stop style:position="4.494cm"/>
          <style:tab-stop style:position="13.497cm"/>
        </style:tab-stops>
      </style:paragraph-properties>
      <style:text-properties style:font-name="Myanmar Text" fo:font-size="9pt" officeooo:rsid="002c1071" officeooo:paragraph-rsid="001c8b20" style:font-size-asian="14pt" style:font-size-complex="14pt"/>
    </style:style>
    <style:style style:name="P106" style:family="paragraph" style:parent-style-name="Standard">
      <style:paragraph-properties>
        <style:tab-stops>
          <style:tab-stop style:position="4.494cm"/>
          <style:tab-stop style:position="13.497cm"/>
        </style:tab-stops>
      </style:paragraph-properties>
      <style:text-properties style:font-name="NSimSun" fo:font-size="9pt" officeooo:rsid="002c1071" officeooo:paragraph-rsid="001c8b20" style:font-size-asian="14pt" style:font-size-complex="14pt"/>
    </style:style>
    <style:style style:name="P107" style:family="paragraph" style:parent-style-name="Standard">
      <style:paragraph-properties>
        <style:tab-stops>
          <style:tab-stop style:position="4.494cm"/>
          <style:tab-stop style:position="13.497cm"/>
        </style:tab-stops>
      </style:paragraph-properties>
      <style:text-properties style:font-name="Nachlieli CLM" fo:font-size="9pt" officeooo:rsid="002c1071" officeooo:paragraph-rsid="001c8b20" style:font-size-asian="14pt" style:font-size-complex="14pt"/>
    </style:style>
    <style:style style:name="P108" style:family="paragraph" style:parent-style-name="Standard">
      <style:paragraph-properties>
        <style:tab-stops>
          <style:tab-stop style:position="4.494cm"/>
          <style:tab-stop style:position="13.497cm"/>
        </style:tab-stops>
      </style:paragraph-properties>
      <style:text-properties style:font-name="Nirmala Text" fo:font-size="9pt" officeooo:rsid="002c1071" officeooo:paragraph-rsid="001c8b20" style:font-size-asian="14pt" style:font-size-complex="14pt"/>
    </style:style>
    <style:style style:name="P109" style:family="paragraph" style:parent-style-name="Standard">
      <style:paragraph-properties>
        <style:tab-stops>
          <style:tab-stop style:position="4.494cm"/>
          <style:tab-stop style:position="13.497cm"/>
        </style:tab-stops>
      </style:paragraph-properties>
      <style:text-properties style:font-name="Nirmala Text Semilight" fo:font-size="9pt" officeooo:rsid="002c1071" officeooo:paragraph-rsid="001c8b20" style:font-size-asian="14pt" style:font-size-complex="14pt"/>
    </style:style>
    <style:style style:name="P110" style:family="paragraph" style:parent-style-name="Standard">
      <style:paragraph-properties>
        <style:tab-stops>
          <style:tab-stop style:position="4.494cm"/>
          <style:tab-stop style:position="13.497cm"/>
        </style:tab-stops>
      </style:paragraph-properties>
      <style:text-properties style:font-name="Nirmala UI" fo:font-size="9pt" officeooo:rsid="002c1071" officeooo:paragraph-rsid="001c8b20" style:font-size-asian="14pt" style:font-size-complex="14pt"/>
    </style:style>
    <style:style style:name="P111" style:family="paragraph" style:parent-style-name="Standard">
      <style:paragraph-properties>
        <style:tab-stops>
          <style:tab-stop style:position="4.494cm"/>
          <style:tab-stop style:position="13.497cm"/>
        </style:tab-stops>
      </style:paragraph-properties>
      <style:text-properties style:font-name="Nirmala UI Semilight" fo:font-size="9pt" officeooo:rsid="002c1071" officeooo:paragraph-rsid="001c8b20" style:font-size-asian="14pt" style:font-size-complex="14pt"/>
    </style:style>
    <style:style style:name="P112" style:family="paragraph" style:parent-style-name="Standard">
      <style:paragraph-properties>
        <style:tab-stops>
          <style:tab-stop style:position="4.494cm"/>
          <style:tab-stop style:position="13.497cm"/>
        </style:tab-stops>
      </style:paragraph-properties>
      <style:text-properties style:font-name="Noto Kufi Arabic" fo:font-size="9pt" officeooo:rsid="002c1071" officeooo:paragraph-rsid="001c8b20" style:font-size-asian="14pt" style:font-size-complex="14pt"/>
    </style:style>
    <style:style style:name="P113" style:family="paragraph" style:parent-style-name="Standard">
      <style:paragraph-properties>
        <style:tab-stops>
          <style:tab-stop style:position="4.494cm"/>
          <style:tab-stop style:position="13.497cm"/>
        </style:tab-stops>
      </style:paragraph-properties>
      <style:text-properties style:font-name="Noto Naskh Arabic" fo:font-size="9pt" officeooo:rsid="002c1071" officeooo:paragraph-rsid="001c8b20" style:font-size-asian="14pt" style:font-size-complex="14pt"/>
    </style:style>
    <style:style style:name="P114" style:family="paragraph" style:parent-style-name="Standard">
      <style:paragraph-properties>
        <style:tab-stops>
          <style:tab-stop style:position="4.494cm"/>
          <style:tab-stop style:position="13.497cm"/>
        </style:tab-stops>
      </style:paragraph-properties>
      <style:text-properties style:font-name="Noto Sans" fo:font-size="9pt" officeooo:rsid="002c1071" officeooo:paragraph-rsid="001c8b20" style:font-size-asian="14pt" style:font-size-complex="14pt"/>
    </style:style>
    <style:style style:name="P115" style:family="paragraph" style:parent-style-name="Standard">
      <style:paragraph-properties>
        <style:tab-stops>
          <style:tab-stop style:position="4.494cm"/>
          <style:tab-stop style:position="13.497cm"/>
        </style:tab-stops>
      </style:paragraph-properties>
      <style:text-properties style:font-name="Noto Sans Arabic" fo:font-size="9pt" officeooo:rsid="002c1071" officeooo:paragraph-rsid="001c8b20" style:font-size-asian="14pt" style:font-size-complex="14pt"/>
    </style:style>
    <style:style style:name="P116" style:family="paragraph" style:parent-style-name="Standard">
      <style:paragraph-properties>
        <style:tab-stops>
          <style:tab-stop style:position="4.494cm"/>
          <style:tab-stop style:position="13.497cm"/>
        </style:tab-stops>
      </style:paragraph-properties>
      <style:text-properties style:font-name="Noto Sans Armenian" fo:font-size="9pt" officeooo:rsid="002c1071" officeooo:paragraph-rsid="001c8b20" style:font-size-asian="14pt" style:font-size-complex="14pt"/>
    </style:style>
    <style:style style:name="P117" style:family="paragraph" style:parent-style-name="Standard">
      <style:paragraph-properties>
        <style:tab-stops>
          <style:tab-stop style:position="4.494cm"/>
          <style:tab-stop style:position="13.497cm"/>
        </style:tab-stops>
      </style:paragraph-properties>
      <style:text-properties style:font-name="Noto Sans Georgian" fo:font-size="9pt" officeooo:rsid="002c1071" officeooo:paragraph-rsid="001c8b20" style:font-size-asian="14pt" style:font-size-complex="14pt"/>
    </style:style>
    <style:style style:name="P118" style:family="paragraph" style:parent-style-name="Standard">
      <style:paragraph-properties>
        <style:tab-stops>
          <style:tab-stop style:position="4.494cm"/>
          <style:tab-stop style:position="13.497cm"/>
        </style:tab-stops>
      </style:paragraph-properties>
      <style:text-properties style:font-name="Noto Sans Georgian Bold" fo:font-size="9pt" officeooo:rsid="002c1071" officeooo:paragraph-rsid="001c8b20" style:font-size-asian="14pt" style:font-size-complex="14pt"/>
    </style:style>
    <style:style style:name="P119" style:family="paragraph" style:parent-style-name="Standard">
      <style:paragraph-properties>
        <style:tab-stops>
          <style:tab-stop style:position="4.494cm"/>
          <style:tab-stop style:position="13.497cm"/>
        </style:tab-stops>
      </style:paragraph-properties>
      <style:text-properties style:font-name="Noto Sans Hebrew" fo:font-size="9pt" officeooo:rsid="002c1071" officeooo:paragraph-rsid="001c8b20" style:font-size-asian="14pt" style:font-size-complex="14pt"/>
    </style:style>
    <style:style style:name="P120" style:family="paragraph" style:parent-style-name="Standard">
      <style:paragraph-properties>
        <style:tab-stops>
          <style:tab-stop style:position="4.494cm"/>
          <style:tab-stop style:position="13.497cm"/>
        </style:tab-stops>
      </style:paragraph-properties>
      <style:text-properties style:font-name="Noto Sans Lao" fo:font-size="9pt" officeooo:rsid="002c1071" officeooo:paragraph-rsid="001c8b20" style:font-size-asian="14pt" style:font-size-complex="14pt"/>
    </style:style>
    <style:style style:name="P121" style:family="paragraph" style:parent-style-name="Standard">
      <style:paragraph-properties>
        <style:tab-stops>
          <style:tab-stop style:position="4.494cm"/>
          <style:tab-stop style:position="13.497cm"/>
        </style:tab-stops>
      </style:paragraph-properties>
      <style:text-properties style:font-name="Noto Sans Lisu" fo:font-size="9pt" officeooo:rsid="002c1071" officeooo:paragraph-rsid="001c8b20" style:font-size-asian="14pt" style:font-size-complex="14pt"/>
    </style:style>
    <style:style style:name="P122" style:family="paragraph" style:parent-style-name="Standard">
      <style:paragraph-properties>
        <style:tab-stops>
          <style:tab-stop style:position="4.494cm"/>
          <style:tab-stop style:position="13.497cm"/>
        </style:tab-stops>
      </style:paragraph-properties>
      <style:text-properties style:font-name="Noto Serif" fo:font-size="9pt" officeooo:rsid="002c1071" officeooo:paragraph-rsid="001c8b20" style:font-size-asian="14pt" style:font-size-complex="14pt"/>
    </style:style>
    <style:style style:name="P123" style:family="paragraph" style:parent-style-name="Standard">
      <style:paragraph-properties>
        <style:tab-stops>
          <style:tab-stop style:position="4.494cm"/>
          <style:tab-stop style:position="13.497cm"/>
        </style:tab-stops>
      </style:paragraph-properties>
      <style:text-properties style:font-name="Noto Serif Armenian" fo:font-size="9pt" officeooo:rsid="002c1071" officeooo:paragraph-rsid="001c8b20" style:font-size-asian="14pt" style:font-size-complex="14pt"/>
    </style:style>
    <style:style style:name="P124" style:family="paragraph" style:parent-style-name="Standard">
      <style:paragraph-properties>
        <style:tab-stops>
          <style:tab-stop style:position="4.494cm"/>
          <style:tab-stop style:position="13.497cm"/>
        </style:tab-stops>
      </style:paragraph-properties>
      <style:text-properties style:font-name="Noto Serif Georgian" fo:font-size="9pt" officeooo:rsid="002c1071" officeooo:paragraph-rsid="001c8b20" style:font-size-asian="14pt" style:font-size-complex="14pt"/>
    </style:style>
    <style:style style:name="P125" style:family="paragraph" style:parent-style-name="Standard">
      <style:paragraph-properties>
        <style:tab-stops>
          <style:tab-stop style:position="4.494cm"/>
          <style:tab-stop style:position="13.497cm"/>
        </style:tab-stops>
      </style:paragraph-properties>
      <style:text-properties style:font-name="Noto Serif Hebrew" fo:font-size="9pt" officeooo:rsid="002c1071" officeooo:paragraph-rsid="001c8b20" style:font-size-asian="14pt" style:font-size-complex="14pt"/>
    </style:style>
    <style:style style:name="P126" style:family="paragraph" style:parent-style-name="Standard">
      <style:paragraph-properties>
        <style:tab-stops>
          <style:tab-stop style:position="4.494cm"/>
          <style:tab-stop style:position="13.497cm"/>
        </style:tab-stops>
      </style:paragraph-properties>
      <style:text-properties style:font-name="Noto Serif Lao" fo:font-size="9pt" officeooo:rsid="002c1071" officeooo:paragraph-rsid="001c8b20" style:font-size-asian="14pt" style:font-size-complex="14pt"/>
    </style:style>
    <style:style style:name="P127" style:family="paragraph" style:parent-style-name="Standard">
      <style:paragraph-properties>
        <style:tab-stops>
          <style:tab-stop style:position="4.494cm"/>
          <style:tab-stop style:position="13.497cm"/>
        </style:tab-stops>
      </style:paragraph-properties>
      <style:text-properties style:font-name="OpenSymbol" fo:font-size="9pt" officeooo:rsid="002c1071" officeooo:paragraph-rsid="001c8b20" style:font-size-asian="14pt" style:font-size-complex="14pt"/>
    </style:style>
    <style:style style:name="P128" style:family="paragraph" style:parent-style-name="Standard">
      <style:paragraph-properties>
        <style:tab-stops>
          <style:tab-stop style:position="4.494cm"/>
          <style:tab-stop style:position="13.497cm"/>
        </style:tab-stops>
      </style:paragraph-properties>
      <style:text-properties style:font-name="PMingLiU-ExtB" fo:font-size="9pt" officeooo:rsid="002c1071" officeooo:paragraph-rsid="001c8b20" style:font-size-asian="14pt" style:font-size-complex="14pt"/>
    </style:style>
    <style:style style:name="P129" style:family="paragraph" style:parent-style-name="Standard">
      <style:paragraph-properties>
        <style:tab-stops>
          <style:tab-stop style:position="4.494cm"/>
          <style:tab-stop style:position="13.497cm"/>
        </style:tab-stops>
      </style:paragraph-properties>
      <style:text-properties style:font-name="Palatino Linotype" fo:font-size="9pt" officeooo:rsid="002c1071" officeooo:paragraph-rsid="001c8b20" style:font-size-asian="14pt" style:font-size-complex="14pt"/>
    </style:style>
    <style:style style:name="P130" style:family="paragraph" style:parent-style-name="Standard">
      <style:paragraph-properties>
        <style:tab-stops>
          <style:tab-stop style:position="4.494cm"/>
          <style:tab-stop style:position="13.497cm"/>
        </style:tab-stops>
      </style:paragraph-properties>
      <style:text-properties style:font-name="Reem Kufi" fo:font-size="9pt" officeooo:rsid="002c1071" officeooo:paragraph-rsid="001c8b20" style:font-size-asian="14pt" style:font-size-complex="14pt"/>
    </style:style>
    <style:style style:name="P131" style:family="paragraph" style:parent-style-name="Standard">
      <style:paragraph-properties>
        <style:tab-stops>
          <style:tab-stop style:position="4.494cm"/>
          <style:tab-stop style:position="13.497cm"/>
        </style:tab-stops>
      </style:paragraph-properties>
      <style:text-properties style:font-name="Reem Kufi Medium" fo:font-size="9pt" officeooo:rsid="002c1071" officeooo:paragraph-rsid="001c8b20" style:font-size-asian="14pt" style:font-size-complex="14pt"/>
    </style:style>
    <style:style style:name="P132" style:family="paragraph" style:parent-style-name="Standard">
      <style:paragraph-properties>
        <style:tab-stops>
          <style:tab-stop style:position="4.494cm"/>
          <style:tab-stop style:position="13.497cm"/>
        </style:tab-stops>
      </style:paragraph-properties>
      <style:text-properties style:font-name="Reem Kufi SemiBold" fo:font-size="9pt" officeooo:rsid="002c1071" officeooo:paragraph-rsid="001c8b20" style:font-size-asian="14pt" style:font-size-complex="14pt"/>
    </style:style>
    <style:style style:name="P133" style:family="paragraph" style:parent-style-name="Standard">
      <style:paragraph-properties>
        <style:tab-stops>
          <style:tab-stop style:position="4.494cm"/>
          <style:tab-stop style:position="13.497cm"/>
        </style:tab-stops>
      </style:paragraph-properties>
      <style:text-properties style:font-name="Rubik" fo:font-size="9pt" officeooo:rsid="002c1071" officeooo:paragraph-rsid="001c8b20" style:font-size-asian="14pt" style:font-size-complex="14pt"/>
    </style:style>
    <style:style style:name="P134" style:family="paragraph" style:parent-style-name="Standard">
      <style:paragraph-properties>
        <style:tab-stops>
          <style:tab-stop style:position="4.494cm"/>
          <style:tab-stop style:position="13.497cm"/>
        </style:tab-stops>
      </style:paragraph-properties>
      <style:text-properties style:font-name="Sans Serif Collection" fo:font-size="9pt" officeooo:rsid="002c1071" officeooo:paragraph-rsid="001c8b20" style:font-size-asian="14pt" style:font-size-complex="14pt"/>
    </style:style>
    <style:style style:name="P135" style:family="paragraph" style:parent-style-name="Standard">
      <style:paragraph-properties>
        <style:tab-stops>
          <style:tab-stop style:position="4.494cm"/>
          <style:tab-stop style:position="13.497cm"/>
        </style:tab-stops>
      </style:paragraph-properties>
      <style:text-properties style:font-name="Scheherazade" fo:font-size="9pt" officeooo:rsid="002c1071" officeooo:paragraph-rsid="001c8b20" style:font-size-asian="14pt" style:font-size-complex="14pt"/>
    </style:style>
    <style:style style:name="P136" style:family="paragraph" style:parent-style-name="Standard">
      <style:paragraph-properties>
        <style:tab-stops>
          <style:tab-stop style:position="4.494cm"/>
          <style:tab-stop style:position="13.497cm"/>
        </style:tab-stops>
      </style:paragraph-properties>
      <style:text-properties style:font-name="Segoe Fluent Icons" fo:font-size="9pt" officeooo:rsid="002c1071" officeooo:paragraph-rsid="001c8b20" style:font-size-asian="14pt" style:font-size-complex="14pt"/>
    </style:style>
    <style:style style:name="P137" style:family="paragraph" style:parent-style-name="Standard">
      <style:paragraph-properties>
        <style:tab-stops>
          <style:tab-stop style:position="4.494cm"/>
          <style:tab-stop style:position="13.497cm"/>
        </style:tab-stops>
      </style:paragraph-properties>
      <style:text-properties style:font-name="Segoe MDL2 Assets" fo:font-size="9pt" officeooo:rsid="002c1071" officeooo:paragraph-rsid="001c8b20" style:font-size-asian="14pt" style:font-size-complex="14pt"/>
    </style:style>
    <style:style style:name="P138" style:family="paragraph" style:parent-style-name="Standard">
      <style:paragraph-properties>
        <style:tab-stops>
          <style:tab-stop style:position="4.494cm"/>
          <style:tab-stop style:position="13.497cm"/>
        </style:tab-stops>
      </style:paragraph-properties>
      <style:text-properties style:font-name="Segoe Print" fo:font-size="9pt" officeooo:rsid="002c1071" officeooo:paragraph-rsid="001c8b20" style:font-size-asian="14pt" style:font-size-complex="14pt"/>
    </style:style>
    <style:style style:name="P139" style:family="paragraph" style:parent-style-name="Standard">
      <style:paragraph-properties>
        <style:tab-stops>
          <style:tab-stop style:position="4.494cm"/>
          <style:tab-stop style:position="13.497cm"/>
        </style:tab-stops>
      </style:paragraph-properties>
      <style:text-properties style:font-name="Segoe Script" fo:font-size="9pt" officeooo:rsid="002c1071" officeooo:paragraph-rsid="001c8b20" style:font-size-asian="14pt" style:font-size-complex="14pt"/>
    </style:style>
    <style:style style:name="P140" style:family="paragraph" style:parent-style-name="Standard">
      <style:paragraph-properties>
        <style:tab-stops>
          <style:tab-stop style:position="4.494cm"/>
          <style:tab-stop style:position="13.497cm"/>
        </style:tab-stops>
      </style:paragraph-properties>
      <style:text-properties style:font-name="Segoe UI" fo:font-size="9pt" officeooo:rsid="002c1071" officeooo:paragraph-rsid="001c8b20" style:font-size-asian="14pt" style:font-size-complex="14pt"/>
    </style:style>
    <style:style style:name="P141" style:family="paragraph" style:parent-style-name="Standard">
      <style:paragraph-properties>
        <style:tab-stops>
          <style:tab-stop style:position="4.494cm"/>
          <style:tab-stop style:position="13.497cm"/>
        </style:tab-stops>
      </style:paragraph-properties>
      <style:text-properties style:font-name="Segoe UI Black" fo:font-size="9pt" officeooo:rsid="002c1071" officeooo:paragraph-rsid="001c8b20" style:font-size-asian="14pt" style:font-size-complex="14pt"/>
    </style:style>
    <style:style style:name="P142" style:family="paragraph" style:parent-style-name="Standard">
      <style:paragraph-properties>
        <style:tab-stops>
          <style:tab-stop style:position="4.494cm"/>
          <style:tab-stop style:position="13.497cm"/>
        </style:tab-stops>
      </style:paragraph-properties>
      <style:text-properties style:font-name="Segoe UI Emoji" fo:font-size="9pt" officeooo:rsid="002c1071" officeooo:paragraph-rsid="001c8b20" style:font-size-asian="14pt" style:font-size-complex="14pt"/>
    </style:style>
    <style:style style:name="P143" style:family="paragraph" style:parent-style-name="Standard">
      <style:paragraph-properties>
        <style:tab-stops>
          <style:tab-stop style:position="4.494cm"/>
          <style:tab-stop style:position="13.497cm"/>
        </style:tab-stops>
      </style:paragraph-properties>
      <style:text-properties style:font-name="Segoe UI Historic" fo:font-size="9pt" officeooo:rsid="002c1071" officeooo:paragraph-rsid="001c8b20" style:font-size-asian="14pt" style:font-size-complex="14pt"/>
    </style:style>
    <style:style style:name="P144" style:family="paragraph" style:parent-style-name="Standard">
      <style:paragraph-properties>
        <style:tab-stops>
          <style:tab-stop style:position="4.494cm"/>
          <style:tab-stop style:position="13.497cm"/>
        </style:tab-stops>
      </style:paragraph-properties>
      <style:text-properties style:font-name="Segoe UI Light" fo:font-size="9pt" officeooo:rsid="002c1071" officeooo:paragraph-rsid="001c8b20" style:font-size-asian="14pt" style:font-size-complex="14pt"/>
    </style:style>
    <style:style style:name="P145" style:family="paragraph" style:parent-style-name="Standard">
      <style:paragraph-properties>
        <style:tab-stops>
          <style:tab-stop style:position="4.494cm"/>
          <style:tab-stop style:position="13.497cm"/>
        </style:tab-stops>
      </style:paragraph-properties>
      <style:text-properties style:font-name="Segoe UI Semibold" fo:font-size="9pt" officeooo:rsid="002c1071" officeooo:paragraph-rsid="001c8b20" style:font-size-asian="14pt" style:font-size-complex="14pt"/>
    </style:style>
    <style:style style:name="P146" style:family="paragraph" style:parent-style-name="Standard">
      <style:paragraph-properties>
        <style:tab-stops>
          <style:tab-stop style:position="4.494cm"/>
          <style:tab-stop style:position="13.497cm"/>
        </style:tab-stops>
      </style:paragraph-properties>
      <style:text-properties style:font-name="Segoe UI Semilight" fo:font-size="9pt" officeooo:rsid="002c1071" officeooo:paragraph-rsid="001c8b20" style:font-size-asian="14pt" style:font-size-complex="14pt"/>
    </style:style>
    <style:style style:name="P147" style:family="paragraph" style:parent-style-name="Standard">
      <style:paragraph-properties>
        <style:tab-stops>
          <style:tab-stop style:position="4.494cm"/>
          <style:tab-stop style:position="13.497cm"/>
        </style:tab-stops>
      </style:paragraph-properties>
      <style:text-properties style:font-name="Segoe UI Symbol" fo:font-size="9pt" officeooo:rsid="002c1071" officeooo:paragraph-rsid="001c8b20" style:font-size-asian="14pt" style:font-size-complex="14pt"/>
    </style:style>
    <style:style style:name="P148" style:family="paragraph" style:parent-style-name="Standard">
      <style:paragraph-properties>
        <style:tab-stops>
          <style:tab-stop style:position="4.494cm"/>
          <style:tab-stop style:position="13.497cm"/>
        </style:tab-stops>
      </style:paragraph-properties>
      <style:text-properties style:font-name="Segoe UI Variable Display" fo:font-size="9pt" officeooo:rsid="002c1071" officeooo:paragraph-rsid="001c8b20" style:font-size-asian="14pt" style:font-size-complex="14pt"/>
    </style:style>
    <style:style style:name="P149" style:family="paragraph" style:parent-style-name="Standard">
      <style:paragraph-properties>
        <style:tab-stops>
          <style:tab-stop style:position="4.494cm"/>
          <style:tab-stop style:position="13.497cm"/>
        </style:tab-stops>
      </style:paragraph-properties>
      <style:text-properties style:font-name="Segoe UI Variable Display Light" fo:font-size="9pt" officeooo:rsid="002c1071" officeooo:paragraph-rsid="001c8b20" style:font-size-asian="14pt" style:font-size-complex="14pt"/>
    </style:style>
    <style:style style:name="P150" style:family="paragraph" style:parent-style-name="Standard">
      <style:paragraph-properties>
        <style:tab-stops>
          <style:tab-stop style:position="4.494cm"/>
          <style:tab-stop style:position="13.497cm"/>
        </style:tab-stops>
      </style:paragraph-properties>
      <style:text-properties style:font-name="Segoe UI Variable Display Semib" fo:font-size="9pt" officeooo:rsid="002c1071" officeooo:paragraph-rsid="001c8b20" style:font-size-asian="14pt" style:font-size-complex="14pt"/>
    </style:style>
    <style:style style:name="P151" style:family="paragraph" style:parent-style-name="Standard">
      <style:paragraph-properties>
        <style:tab-stops>
          <style:tab-stop style:position="4.494cm"/>
          <style:tab-stop style:position="13.497cm"/>
        </style:tab-stops>
      </style:paragraph-properties>
      <style:text-properties style:font-name="Segoe UI Variable Display Semil" fo:font-size="9pt" officeooo:rsid="002c1071" officeooo:paragraph-rsid="001c8b20" style:font-size-asian="14pt" style:font-size-complex="14pt"/>
    </style:style>
    <style:style style:name="P152" style:family="paragraph" style:parent-style-name="Standard">
      <style:paragraph-properties>
        <style:tab-stops>
          <style:tab-stop style:position="4.494cm"/>
          <style:tab-stop style:position="13.497cm"/>
        </style:tab-stops>
      </style:paragraph-properties>
      <style:text-properties style:font-name="Segoe UI Variable Small" fo:font-size="9pt" officeooo:rsid="002c1071" officeooo:paragraph-rsid="001c8b20" style:font-size-asian="14pt" style:font-size-complex="14pt"/>
    </style:style>
    <style:style style:name="P153" style:family="paragraph" style:parent-style-name="Standard">
      <style:paragraph-properties>
        <style:tab-stops>
          <style:tab-stop style:position="4.494cm"/>
          <style:tab-stop style:position="13.497cm"/>
        </style:tab-stops>
      </style:paragraph-properties>
      <style:text-properties style:font-name="Segoe UI Variable Small Light" fo:font-size="9pt" officeooo:rsid="002c1071" officeooo:paragraph-rsid="001c8b20" style:font-size-asian="14pt" style:font-size-complex="14pt"/>
    </style:style>
    <style:style style:name="P154" style:family="paragraph" style:parent-style-name="Standard">
      <style:paragraph-properties>
        <style:tab-stops>
          <style:tab-stop style:position="4.494cm"/>
          <style:tab-stop style:position="13.497cm"/>
        </style:tab-stops>
      </style:paragraph-properties>
      <style:text-properties style:font-name="Segoe UI Variable Small Semibol" fo:font-size="9pt" officeooo:rsid="002c1071" officeooo:paragraph-rsid="001c8b20" style:font-size-asian="14pt" style:font-size-complex="14pt"/>
    </style:style>
    <style:style style:name="P155" style:family="paragraph" style:parent-style-name="Standard">
      <style:paragraph-properties>
        <style:tab-stops>
          <style:tab-stop style:position="4.494cm"/>
          <style:tab-stop style:position="13.497cm"/>
        </style:tab-stops>
      </style:paragraph-properties>
      <style:text-properties style:font-name="Segoe UI Variable Small Semilig" fo:font-size="9pt" officeooo:rsid="002c1071" officeooo:paragraph-rsid="001c8b20" style:font-size-asian="14pt" style:font-size-complex="14pt"/>
    </style:style>
    <style:style style:name="P156" style:family="paragraph" style:parent-style-name="Standard">
      <style:paragraph-properties>
        <style:tab-stops>
          <style:tab-stop style:position="4.494cm"/>
          <style:tab-stop style:position="13.497cm"/>
        </style:tab-stops>
      </style:paragraph-properties>
      <style:text-properties style:font-name="Segoe UI Variable Text" fo:font-size="9pt" officeooo:rsid="002c1071" officeooo:paragraph-rsid="001c8b20" style:font-size-asian="14pt" style:font-size-complex="14pt"/>
    </style:style>
    <style:style style:name="P157" style:family="paragraph" style:parent-style-name="Standard">
      <style:paragraph-properties>
        <style:tab-stops>
          <style:tab-stop style:position="4.494cm"/>
          <style:tab-stop style:position="13.497cm"/>
        </style:tab-stops>
      </style:paragraph-properties>
      <style:text-properties style:font-name="Segoe UI Variable Text Light" fo:font-size="9pt" officeooo:rsid="002c1071" officeooo:paragraph-rsid="001c8b20" style:font-size-asian="14pt" style:font-size-complex="14pt"/>
    </style:style>
    <style:style style:name="P158" style:family="paragraph" style:parent-style-name="Standard">
      <style:paragraph-properties>
        <style:tab-stops>
          <style:tab-stop style:position="4.494cm"/>
          <style:tab-stop style:position="13.497cm"/>
        </style:tab-stops>
      </style:paragraph-properties>
      <style:text-properties style:font-name="Segoe UI Variable Text Semibold" fo:font-size="9pt" officeooo:rsid="002c1071" officeooo:paragraph-rsid="001c8b20" style:font-size-asian="14pt" style:font-size-complex="14pt"/>
    </style:style>
    <style:style style:name="P159" style:family="paragraph" style:parent-style-name="Standard">
      <style:paragraph-properties>
        <style:tab-stops>
          <style:tab-stop style:position="4.494cm"/>
          <style:tab-stop style:position="13.497cm"/>
        </style:tab-stops>
      </style:paragraph-properties>
      <style:text-properties style:font-name="Segoe UI Variable Text Semiligh" fo:font-size="9pt" officeooo:rsid="002c1071" officeooo:paragraph-rsid="001c8b20" style:font-size-asian="14pt" style:font-size-complex="14pt"/>
    </style:style>
    <style:style style:name="P160" style:family="paragraph" style:parent-style-name="Standard">
      <style:paragraph-properties>
        <style:tab-stops>
          <style:tab-stop style:position="4.494cm"/>
          <style:tab-stop style:position="13.497cm"/>
        </style:tab-stops>
      </style:paragraph-properties>
      <style:text-properties style:font-name="SimSun" fo:font-size="9pt" officeooo:rsid="002c1071" officeooo:paragraph-rsid="001c8b20" style:font-size-asian="14pt" style:font-size-complex="14pt"/>
    </style:style>
    <style:style style:name="P161" style:family="paragraph" style:parent-style-name="Standard">
      <style:paragraph-properties>
        <style:tab-stops>
          <style:tab-stop style:position="4.494cm"/>
          <style:tab-stop style:position="13.497cm"/>
        </style:tab-stops>
      </style:paragraph-properties>
      <style:text-properties style:font-name="SimSun-ExtB" fo:font-size="9pt" officeooo:rsid="002c1071" officeooo:paragraph-rsid="001c8b20" style:font-size-asian="14pt" style:font-size-complex="14pt"/>
    </style:style>
    <style:style style:name="P162" style:family="paragraph" style:parent-style-name="Standard">
      <style:paragraph-properties>
        <style:tab-stops>
          <style:tab-stop style:position="4.494cm"/>
          <style:tab-stop style:position="13.497cm"/>
        </style:tab-stops>
      </style:paragraph-properties>
      <style:text-properties style:font-name="SimSun-ExtG" fo:font-size="9pt" officeooo:rsid="002c1071" officeooo:paragraph-rsid="001c8b20" style:font-size-asian="14pt" style:font-size-complex="14pt"/>
    </style:style>
    <style:style style:name="P163" style:family="paragraph" style:parent-style-name="Standard">
      <style:paragraph-properties>
        <style:tab-stops>
          <style:tab-stop style:position="4.494cm"/>
          <style:tab-stop style:position="13.497cm"/>
        </style:tab-stops>
      </style:paragraph-properties>
      <style:text-properties style:font-name="Sitka Banner" fo:font-size="9pt" officeooo:rsid="002c1071" officeooo:paragraph-rsid="001c8b20" style:font-size-asian="14pt" style:font-size-complex="14pt"/>
    </style:style>
    <style:style style:name="P164" style:family="paragraph" style:parent-style-name="Standard">
      <style:paragraph-properties>
        <style:tab-stops>
          <style:tab-stop style:position="4.494cm"/>
          <style:tab-stop style:position="13.497cm"/>
        </style:tab-stops>
      </style:paragraph-properties>
      <style:text-properties style:font-name="Sitka Banner Semibold" fo:font-size="9pt" officeooo:rsid="002c1071" officeooo:paragraph-rsid="001c8b20" style:font-size-asian="14pt" style:font-size-complex="14pt"/>
    </style:style>
    <style:style style:name="P165" style:family="paragraph" style:parent-style-name="Standard">
      <style:paragraph-properties>
        <style:tab-stops>
          <style:tab-stop style:position="4.494cm"/>
          <style:tab-stop style:position="13.497cm"/>
        </style:tab-stops>
      </style:paragraph-properties>
      <style:text-properties style:font-name="Sitka Display" fo:font-size="9pt" officeooo:rsid="002c1071" officeooo:paragraph-rsid="001c8b20" style:font-size-asian="14pt" style:font-size-complex="14pt"/>
    </style:style>
    <style:style style:name="P166" style:family="paragraph" style:parent-style-name="Standard">
      <style:paragraph-properties>
        <style:tab-stops>
          <style:tab-stop style:position="4.494cm"/>
          <style:tab-stop style:position="13.497cm"/>
        </style:tab-stops>
      </style:paragraph-properties>
      <style:text-properties style:font-name="Sitka Display Semibold" fo:font-size="9pt" officeooo:rsid="002c1071" officeooo:paragraph-rsid="001c8b20" style:font-size-asian="14pt" style:font-size-complex="14pt"/>
    </style:style>
    <style:style style:name="P167" style:family="paragraph" style:parent-style-name="Standard">
      <style:paragraph-properties>
        <style:tab-stops>
          <style:tab-stop style:position="4.494cm"/>
          <style:tab-stop style:position="13.497cm"/>
        </style:tab-stops>
      </style:paragraph-properties>
      <style:text-properties style:font-name="Sitka Heading" fo:font-size="9pt" officeooo:rsid="002c1071" officeooo:paragraph-rsid="001c8b20" style:font-size-asian="14pt" style:font-size-complex="14pt"/>
    </style:style>
    <style:style style:name="P168" style:family="paragraph" style:parent-style-name="Standard">
      <style:paragraph-properties>
        <style:tab-stops>
          <style:tab-stop style:position="4.494cm"/>
          <style:tab-stop style:position="13.497cm"/>
        </style:tab-stops>
      </style:paragraph-properties>
      <style:text-properties style:font-name="Sitka Heading Semibold" fo:font-size="9pt" officeooo:rsid="002c1071" officeooo:paragraph-rsid="001c8b20" style:font-size-asian="14pt" style:font-size-complex="14pt"/>
    </style:style>
    <style:style style:name="P169" style:family="paragraph" style:parent-style-name="Standard">
      <style:paragraph-properties>
        <style:tab-stops>
          <style:tab-stop style:position="4.494cm"/>
          <style:tab-stop style:position="13.497cm"/>
        </style:tab-stops>
      </style:paragraph-properties>
      <style:text-properties style:font-name="Sitka Small" fo:font-size="9pt" officeooo:rsid="002c1071" officeooo:paragraph-rsid="001c8b20" style:font-size-asian="14pt" style:font-size-complex="14pt"/>
    </style:style>
    <style:style style:name="P170" style:family="paragraph" style:parent-style-name="Standard">
      <style:paragraph-properties>
        <style:tab-stops>
          <style:tab-stop style:position="4.494cm"/>
          <style:tab-stop style:position="13.497cm"/>
        </style:tab-stops>
      </style:paragraph-properties>
      <style:text-properties style:font-name="Sitka Small Semibold" fo:font-size="9pt" officeooo:rsid="002c1071" officeooo:paragraph-rsid="001c8b20" style:font-size-asian="14pt" style:font-size-complex="14pt"/>
    </style:style>
    <style:style style:name="P171" style:family="paragraph" style:parent-style-name="Standard">
      <style:paragraph-properties>
        <style:tab-stops>
          <style:tab-stop style:position="4.494cm"/>
          <style:tab-stop style:position="13.497cm"/>
        </style:tab-stops>
      </style:paragraph-properties>
      <style:text-properties style:font-name="Sitka Subheading" fo:font-size="9pt" officeooo:rsid="002c1071" officeooo:paragraph-rsid="001c8b20" style:font-size-asian="14pt" style:font-size-complex="14pt"/>
    </style:style>
    <style:style style:name="P172" style:family="paragraph" style:parent-style-name="Standard">
      <style:paragraph-properties>
        <style:tab-stops>
          <style:tab-stop style:position="4.494cm"/>
          <style:tab-stop style:position="13.497cm"/>
        </style:tab-stops>
      </style:paragraph-properties>
      <style:text-properties style:font-name="Sitka Subheading Semibold" fo:font-size="9pt" officeooo:rsid="002c1071" officeooo:paragraph-rsid="001c8b20" style:font-size-asian="14pt" style:font-size-complex="14pt"/>
    </style:style>
    <style:style style:name="P173" style:family="paragraph" style:parent-style-name="Standard">
      <style:paragraph-properties>
        <style:tab-stops>
          <style:tab-stop style:position="4.494cm"/>
          <style:tab-stop style:position="13.497cm"/>
        </style:tab-stops>
      </style:paragraph-properties>
      <style:text-properties style:font-name="Sitka Text" fo:font-size="9pt" officeooo:rsid="002c1071" officeooo:paragraph-rsid="001c8b20" style:font-size-asian="14pt" style:font-size-complex="14pt"/>
    </style:style>
    <style:style style:name="P174" style:family="paragraph" style:parent-style-name="Standard">
      <style:paragraph-properties>
        <style:tab-stops>
          <style:tab-stop style:position="4.494cm"/>
          <style:tab-stop style:position="13.497cm"/>
        </style:tab-stops>
      </style:paragraph-properties>
      <style:text-properties style:font-name="Sitka Text Semibold" fo:font-size="9pt" officeooo:rsid="002c1071" officeooo:paragraph-rsid="001c8b20" style:font-size-asian="14pt" style:font-size-complex="14pt"/>
    </style:style>
    <style:style style:name="P175" style:family="paragraph" style:parent-style-name="Standard">
      <style:paragraph-properties>
        <style:tab-stops>
          <style:tab-stop style:position="4.494cm"/>
          <style:tab-stop style:position="13.497cm"/>
        </style:tab-stops>
      </style:paragraph-properties>
      <style:text-properties style:font-name="Sylfaen" fo:font-size="9pt" officeooo:rsid="002c1071" officeooo:paragraph-rsid="001c8b20" style:font-size-asian="14pt" style:font-size-complex="14pt"/>
    </style:style>
    <style:style style:name="P176" style:family="paragraph" style:parent-style-name="Standard">
      <style:paragraph-properties>
        <style:tab-stops>
          <style:tab-stop style:position="4.494cm"/>
          <style:tab-stop style:position="13.497cm"/>
        </style:tab-stops>
      </style:paragraph-properties>
      <style:text-properties style:font-name="Symbol" fo:font-size="9pt" officeooo:rsid="002c1071" officeooo:paragraph-rsid="001c8b20" style:font-size-asian="14pt" style:font-size-complex="14pt"/>
    </style:style>
    <style:style style:name="P177" style:family="paragraph" style:parent-style-name="Standard">
      <style:paragraph-properties>
        <style:tab-stops>
          <style:tab-stop style:position="4.494cm"/>
          <style:tab-stop style:position="13.497cm"/>
        </style:tab-stops>
      </style:paragraph-properties>
      <style:text-properties style:font-name="Tahoma" fo:font-size="9pt" officeooo:rsid="002c1071" officeooo:paragraph-rsid="001c8b20" style:font-size-asian="14pt" style:font-size-complex="14pt"/>
    </style:style>
    <style:style style:name="P178" style:family="paragraph" style:parent-style-name="Standard">
      <style:paragraph-properties>
        <style:tab-stops>
          <style:tab-stop style:position="4.494cm"/>
          <style:tab-stop style:position="13.497cm"/>
        </style:tab-stops>
      </style:paragraph-properties>
      <style:text-properties style:font-name="Times New Roman" fo:font-size="9pt" officeooo:rsid="002c1071" officeooo:paragraph-rsid="001c8b20" style:font-size-asian="14pt" style:font-size-complex="14pt"/>
    </style:style>
    <style:style style:name="P179" style:family="paragraph" style:parent-style-name="Standard">
      <style:paragraph-properties>
        <style:tab-stops>
          <style:tab-stop style:position="4.494cm"/>
          <style:tab-stop style:position="13.497cm"/>
        </style:tab-stops>
      </style:paragraph-properties>
      <style:text-properties style:font-name="Trebuchet MS" fo:font-size="9pt" officeooo:rsid="002c1071" officeooo:paragraph-rsid="001c8b20" style:font-size-asian="14pt" style:font-size-complex="14pt"/>
    </style:style>
    <style:style style:name="P180" style:family="paragraph" style:parent-style-name="Standard">
      <style:paragraph-properties>
        <style:tab-stops>
          <style:tab-stop style:position="4.494cm"/>
          <style:tab-stop style:position="13.497cm"/>
        </style:tab-stops>
      </style:paragraph-properties>
      <style:text-properties style:font-name="Verdana" fo:font-size="9pt" officeooo:rsid="002c1071" officeooo:paragraph-rsid="001c8b20" style:font-size-asian="14pt" style:font-size-complex="14pt"/>
    </style:style>
    <style:style style:name="P181" style:family="paragraph" style:parent-style-name="Standard">
      <style:paragraph-properties>
        <style:tab-stops>
          <style:tab-stop style:position="4.494cm"/>
          <style:tab-stop style:position="13.497cm"/>
        </style:tab-stops>
      </style:paragraph-properties>
      <style:text-properties style:font-name="Webdings" fo:font-size="9pt" officeooo:rsid="002c1071" officeooo:paragraph-rsid="001c8b20" style:font-size-asian="14pt" style:font-size-complex="14pt"/>
    </style:style>
    <style:style style:name="P182" style:family="paragraph" style:parent-style-name="Standard">
      <style:paragraph-properties>
        <style:tab-stops>
          <style:tab-stop style:position="4.494cm"/>
          <style:tab-stop style:position="13.497cm"/>
        </style:tab-stops>
      </style:paragraph-properties>
      <style:text-properties style:font-name="Wingdings" fo:font-size="9pt" officeooo:rsid="002c1071" officeooo:paragraph-rsid="001c8b20" style:font-size-asian="14pt" style:font-size-complex="14pt"/>
    </style:style>
    <style:style style:name="P183" style:family="paragraph" style:parent-style-name="Standard">
      <style:paragraph-properties>
        <style:tab-stops>
          <style:tab-stop style:position="4.494cm"/>
          <style:tab-stop style:position="13.497cm"/>
        </style:tab-stops>
      </style:paragraph-properties>
      <style:text-properties style:font-name="Yu Gothic" fo:font-size="9pt" officeooo:rsid="002c1071" officeooo:paragraph-rsid="001c8b20" style:font-size-asian="14pt" style:font-size-complex="14pt"/>
    </style:style>
    <style:style style:name="P184" style:family="paragraph" style:parent-style-name="Standard">
      <style:paragraph-properties>
        <style:tab-stops>
          <style:tab-stop style:position="4.494cm"/>
          <style:tab-stop style:position="13.497cm"/>
        </style:tab-stops>
      </style:paragraph-properties>
      <style:text-properties style:font-name="Yu Gothic Light" fo:font-size="9pt" officeooo:rsid="002c1071" officeooo:paragraph-rsid="001c8b20" style:font-size-asian="14pt" style:font-size-complex="14pt"/>
    </style:style>
    <style:style style:name="P185" style:family="paragraph" style:parent-style-name="Standard">
      <style:paragraph-properties>
        <style:tab-stops>
          <style:tab-stop style:position="4.494cm"/>
          <style:tab-stop style:position="13.497cm"/>
        </style:tab-stops>
      </style:paragraph-properties>
      <style:text-properties style:font-name="Yu Gothic Medium" fo:font-size="9pt" officeooo:rsid="002c1071" officeooo:paragraph-rsid="001c8b20" style:font-size-asian="14pt" style:font-size-complex="14pt"/>
    </style:style>
    <style:style style:name="P186" style:family="paragraph" style:parent-style-name="Standard">
      <style:paragraph-properties>
        <style:tab-stops>
          <style:tab-stop style:position="4.494cm"/>
          <style:tab-stop style:position="13.497cm"/>
        </style:tab-stops>
      </style:paragraph-properties>
      <style:text-properties style:font-name="Yu Gothic UI" fo:font-size="9pt" officeooo:rsid="002c1071" officeooo:paragraph-rsid="001c8b20" style:font-size-asian="14pt" style:font-size-complex="14pt"/>
    </style:style>
    <style:style style:name="P187" style:family="paragraph" style:parent-style-name="Standard">
      <style:paragraph-properties>
        <style:tab-stops>
          <style:tab-stop style:position="4.494cm"/>
          <style:tab-stop style:position="13.497cm"/>
        </style:tab-stops>
      </style:paragraph-properties>
      <style:text-properties style:font-name="Yu Gothic UI Light" fo:font-size="9pt" officeooo:rsid="002c1071" officeooo:paragraph-rsid="001c8b20" style:font-size-asian="14pt" style:font-size-complex="14pt"/>
    </style:style>
    <style:style style:name="P188" style:family="paragraph" style:parent-style-name="Standard">
      <style:paragraph-properties>
        <style:tab-stops>
          <style:tab-stop style:position="4.494cm"/>
          <style:tab-stop style:position="13.497cm"/>
        </style:tab-stops>
      </style:paragraph-properties>
      <style:text-properties style:font-name="Yu Gothic UI Semibold" fo:font-size="9pt" officeooo:rsid="002c1071" officeooo:paragraph-rsid="001c8b20" style:font-size-asian="14pt" style:font-size-complex="14pt"/>
    </style:style>
    <style:style style:name="P189" style:family="paragraph" style:parent-style-name="Standard">
      <style:paragraph-properties>
        <style:tab-stops>
          <style:tab-stop style:position="4.494cm"/>
          <style:tab-stop style:position="13.497cm"/>
        </style:tab-stops>
      </style:paragraph-properties>
      <style:text-properties style:font-name="Yu Gothic UI Semilight" fo:font-size="9pt" officeooo:rsid="002c1071" officeooo:paragraph-rsid="001c8b20" style:font-size-asian="14pt" style:font-size-complex="14pt"/>
    </style:style>
    <style:style style:name="P190" style:family="paragraph" style:parent-style-name="Standard">
      <style:paragraph-properties>
        <style:tab-stops/>
      </style:paragraph-properties>
      <style:text-properties style:font-name="Yu Gothic UI Semilight" fo:font-size="9pt" officeooo:rsid="002c1071" officeooo:paragraph-rsid="001c8b20" style:font-size-asian="14pt" style:font-size-complex="14pt"/>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text:soft-page-break/>Várias versões têm evoluído ao longo dos anos, por vezes por acidente, por vezes propositadamente (como no caso do humor).</text:p>
      <text:p text:style-name="P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text:soft-page-break/>omissão, e uma pesquisa por lorem ipsum irá encontrar muitos websites ainda na sua infância. Várias versões têm evoluído ao longo dos anos, por vezes por acidente, por vezes propositadamente (como no caso do humor).</text:p>
      <text:p text:style-name="P2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7">É um fato estabelecido de que um leitor é distraído pelo conteúdo legível de uma página quando analisa a sua mancha gráfica. Logo, o uso de Lorem Ipsum leva a uma distribuição mais ou menos normal de <text:soft-page-break/>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2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2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text:soft-page-break/>disponibilização das folhas de Letraset, que continham passagens com Lorem Ipsum, e mais recentemente com os programas de publicação como o Aldus PageMaker que incluíam versões do Lorem Ipsum. 2468013579</text:p>
      <text:p text:style-name="P3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3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3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text:soft-page-break/>disponibilização das folhas de Letraset, que continham passagens com Lorem Ipsum, e mais recentemente com os programas de publicação como o Aldus PageMaker que incluíam versões do Lorem Ipsum. 2468013579</text:p>
      <text:p text:style-name="P3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text:soft-page-break/>que continham passagens com Lorem Ipsum, e mais recentemente com os programas de publicação como o Aldus PageMaker que incluíam versões do Lorem Ipsum. 2468013579</text:p>
      <text:p text:style-name="P4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4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4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2"><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5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59"><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ext:soft-page-break/>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6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6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text:soft-page-break/>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8"><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7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7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5"><text:soft-page-break/>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8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8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1"><text:soft-page-break/>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text:soft-page-break/>passagens com Lorem Ipsum, e mais recentemente com os programas de publicação como o Aldus PageMaker que incluíam versões do Lorem Ipsum. 2468013579</text:p>
      <text:p text:style-name="P9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9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9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3"><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0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0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text:soft-page-break/>60 com a disponibilização das folhas de Letraset, que continham passagens com Lorem Ipsum, e mais recentemente com os programas de publicação como o Aldus PageMaker que incluíam versões do Lorem Ipsum. 2468013579</text:p>
      <text:p text:style-name="P10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text:soft-page-break/>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1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text:soft-page-break/>inalterada. Foi popularizada nos anos 60 com a disponibilização das folhas de Letraset, que continham passagens com Lorem Ipsum, e mais recentemente com os programas de publicação como o Aldus PageMaker que incluíam versões do Lorem Ipsum. 2468013579</text:p>
      <text:p text:style-name="P11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text:soft-page-break/>Ipsum, e mais recentemente com os programas de publicação como o Aldus PageMaker que incluíam versões do Lorem Ipsum. 2468013579</text:p>
      <text:p text:style-name="P12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2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2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text:soft-page-break/>anos 60 com a disponibilização das folhas de Letraset, que continham passagens com Lorem Ipsum, e mais recentemente com os programas de publicação como o Aldus PageMaker que incluíam versões do Lorem Ipsum. 2468013579</text:p>
      <text:p text:style-name="P13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text:soft-page-break/>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3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3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1">O Lorem Ipsum é um texto modelo da indústria tipográfica e de impressão. O Lorem Ipsum tem vindo a ser o texto padrão usado por estas indústrias desde o ano de 1500, quando uma misturou os caracteres de um texto para criar um <text:soft-page-break/>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7"><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4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4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text:soft-page-break/>como o modelo de texto usado por omissão, e uma pesquisa por lorem ipsum irá encontrar muitos websites ainda na sua infância. Várias versões têm evoluído ao longo dos anos, por vezes por acidente, por vezes propositadamente (como no caso do humor).</text:p>
      <text:p text:style-name="P15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5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5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text:soft-page-break/>modelo de texto usado por omissão, e uma pesquisa por lorem ipsum irá encontrar muitos websites ainda na sua infância. Várias versões têm evoluído ao longo dos anos, por vezes por acidente, por vezes propositadamente (como no caso do humor).</text:p>
      <text:p text:style-name="P16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text:soft-page-break/>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6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6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3"><text:soft-page-break/>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7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79"><text:soft-page-break/>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0">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0">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1">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1">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2">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2">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3">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3">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4">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text:soft-page-break/>60 com a disponibilização das folhas de Letraset, que continham passagens com Lorem Ipsum, e mais recentemente com os programas de publicação como o Aldus PageMaker que incluíam versões do Lorem Ipsum. 2468013579</text:p>
      <text:p text:style-name="P184">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5">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5">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6">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6">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7">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7">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8">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8">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89">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2468013579</text:p>
      <text:p text:style-name="P189">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text:p>
      <text:p text:style-name="P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ef" svg:font-family="Alef" style:font-family-generic="swiss" style:font-pitch="variable"/>
    <style:font-face style:name="Amiri" svg:font-family="Amiri" style:font-family-generic="swiss" style:font-pitch="variable"/>
    <style:font-face style:name="Amiri Quran" svg:font-family="'Amiri Quran'" style:font-family-generic="swiss"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family-generic="swiss" style:font-pitch="variable"/>
    <style:font-face style:name="Bahnschrift SemiBold SemiConden" svg:font-family="'Bahnschrift SemiBold SemiConden'" style:font-family-generic="swiss" style:font-pitch="variable"/>
    <style:font-face style:name="Bahnschrift SemiCondensed" svg:font-family="'Bahnschrift SemiCondensed'" style:font-family-generic="swiss" style:font-pitch="variable"/>
    <style:font-face style:name="Bahnschrift SemiLight" svg:font-family="'Bahnschrift SemiLight'" style:font-family-generic="swiss" style:font-pitch="variable"/>
    <style:font-face style:name="Bahnschrift SemiLight Condensed" svg:font-family="'Bahnschrift SemiLight Condensed'" style:font-family-generic="swiss" style:font-pitch="variable"/>
    <style:font-face style:name="Bahnschrift SemiLight SemiConde" svg:font-family="'Bahnschrift SemiLight SemiConde'"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Cambria Math" svg:font-family="'Cambria Math'"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Carlito" svg:font-family="Carlito" style:font-family-generic="swiss" style:font-pitch="variable"/>
    <style:font-face style:name="Cascadia Code" svg:font-family="'Cascadia Code'" style:font-family-generic="swiss" style:font-pitch="variable"/>
    <style:font-face style:name="Cascadia Code ExtraLight" svg:font-family="'Cascadia Code ExtraLight'" style:font-family-generic="swiss" style:font-pitch="variable"/>
    <style:font-face style:name="Cascadia Code Light" svg:font-family="'Cascadia Code Light'" style:font-family-generic="swiss" style:font-pitch="variable"/>
    <style:font-face style:name="Cascadia Code SemiBold" svg:font-family="'Cascadia Code SemiBold'" style:font-family-generic="swiss" style:font-pitch="variable"/>
    <style:font-face style:name="Cascadia Code SemiLight" svg:font-family="'Cascadia Code SemiLight'" style:font-family-generic="swiss" style:font-pitch="variable"/>
    <style:font-face style:name="Cascadia Mono" svg:font-family="'Cascadia Mono'" style:font-family-generic="swiss" style:font-pitch="variable"/>
    <style:font-face style:name="Cascadia Mono ExtraLight" svg:font-family="'Cascadia Mono ExtraLight'" style:font-family-generic="swiss" style:font-pitch="variable"/>
    <style:font-face style:name="Cascadia Mono Light" svg:font-family="'Cascadia Mono Light'" style:font-family-generic="swiss" style:font-pitch="variable"/>
    <style:font-face style:name="Cascadia Mono SemiBold" svg:font-family="'Cascadia Mono SemiBold'" style:font-family-generic="swiss" style:font-pitch="variable"/>
    <style:font-face style:name="Cascadia Mono SemiLight" svg:font-family="'Cascadia Mono SemiLight'" style:font-family-generic="swiss" style:font-pitch="variable"/>
    <style:font-face style:name="Comic Sans MS" svg:font-family="'Comic Sans MS'" style:font-family-generic="swiss" style:font-pitch="variable"/>
    <style:font-face style:name="Consolas" svg:font-family="Consolas" style:font-family-generic="swiss" style:font-pitch="variable"/>
    <style:font-face style:name="Constantia" svg:font-family="Constantia" style:font-family-generic="swiss" style:font-pitch="variable"/>
    <style:font-face style:name="Corbel" svg:font-family="Corbel" style:font-family-generic="swiss" style:font-pitch="variable"/>
    <style:font-face style:name="Corbel Light" svg:font-family="'Corbel Light'" style:font-family-generic="swiss" style:font-pitch="variable"/>
    <style:font-face style:name="CorisandeRegular" svg:font-family="CorisandeRegular" style:font-family-generic="swiss" style:font-pitch="variable"/>
    <style:font-face style:name="Courier New" svg:font-family="'Courier New'" style:font-family-generic="swiss" style:font-pitch="variable"/>
    <style:font-face style:name="David CLM" svg:font-family="'David CLM'" style:font-family-generic="swiss" style:font-pitch="variable"/>
    <style:font-face style:name="David Libre" svg:font-family="'David Libre'" style:font-family-generic="swiss" style:font-pitch="variable"/>
    <style:font-face style:name="DejaVu Math TeX Gyre" svg:font-family="'DejaVu Math TeX Gyre'"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ejaVu Sans Mono" svg:font-family="'DejaVu Sans Mono'" style:font-family-generic="swiss" style:font-pitch="variable"/>
    <style:font-face style:name="DejaVu Serif" svg:font-family="'DejaVu Serif'" style:font-family-generic="swiss" style:font-pitch="variable"/>
    <style:font-face style:name="DejaVu Serif Condensed" svg:font-family="'DejaVu Serif Condensed'" style:font-family-generic="swiss" style:font-pitch="variable"/>
    <style:font-face style:name="Ebrima" svg:font-family="Ebrima" style:font-family-generic="swiss" style:font-pitch="variable"/>
    <style:font-face style:name="Frank Ruehl CLM" svg:font-family="'Frank Ruehl CLM'" style:font-family-generic="swiss" style:font-pitch="variable"/>
    <style:font-face style:name="Frank Ruhl Hofshi" svg:font-family="'Frank Ruhl Hofshi'" style:font-family-generic="swiss" style:font-pitch="variable"/>
    <style:font-face style:name="Franklin Gothic Medium" svg:font-family="'Franklin Gothic Medium'" style:font-family-generic="swiss" style:font-pitch="variable"/>
    <style:font-face style:name="Gabriola" svg:font-family="Gabriola" style:font-family-generic="swiss" style:font-pitch="variable"/>
    <style:font-face style:name="Gadugi" svg:font-family="Gadugi" style:font-family-generic="swiss" style:font-pitch="variable"/>
    <style:font-face style:name="Gentium Basic" svg:font-family="'Gentium Basic'" style:font-family-generic="swiss" style:font-pitch="variable"/>
    <style:font-face style:name="Gentium Book Basic" svg:font-family="'Gentium Book Basic'" style:font-family-generic="swiss" style:font-pitch="variable"/>
    <style:font-face style:name="Georgia" svg:font-family="Georgia" style:font-family-generic="swiss" style:font-pitch="variable"/>
    <style:font-face style:name="Impact" svg:font-family="Impact" style:font-family-generic="swiss" style:font-pitch="variable"/>
    <style:font-face style:name="Ink Free" svg:font-family="'Ink Free'" style:font-family-generic="swiss" style:font-pitch="variable"/>
    <style:font-face style:name="Javanese Text" svg:font-family="'Javanese Text'" style:font-family-generic="swiss" style:font-pitch="variable"/>
    <style:font-face style:name="JetBrains Mono" svg:font-family="'JetBrains Mono'" style:font-family-generic="swiss" style:font-pitch="variable"/>
    <style:font-face style:name="JetBrains Mono Thin" svg:font-family="'JetBrains Mono Thin'" style:font-family-generic="swiss" style:font-pitch="variable"/>
    <style:font-face style:name="Leelawadee UI" svg:font-family="'Leelawadee UI'" style:font-family-generic="swiss" style:font-pitch="variable"/>
    <style:font-face style:name="Leelawadee UI Semilight" svg:font-family="'Leelawadee UI Semilight'" style:font-family-generic="swiss" style:font-pitch="variable"/>
    <style:font-face style:name="Liberation Mono" svg:font-family="'Liberation Mono'" style:font-family-generic="swiss" style:font-pitch="variable"/>
    <style:font-face style:name="Liberation Sans" svg:font-family="'Liberation Sans'" style:font-family-generic="swiss"/>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nux Biolinum G" svg:font-family="'Linux Biolinum G'" style:font-family-generic="swiss" style:font-pitch="variable"/>
    <style:font-face style:name="Linux Libertine Display G" svg:font-family="'Linux Libertine Display G'" style:font-family-generic="swiss" style:font-pitch="variable"/>
    <style:font-face style:name="Linux Libertine G" svg:font-family="'Linux Libertine G'" style:font-family-generic="swiss" style:font-pitch="variable"/>
    <style:font-face style:name="Lucida Console" svg:font-family="'Lucida Console'" style:font-family-generic="swiss" style:font-pitch="variable"/>
    <style:font-face style:name="Lucida Sans Unicode" svg:font-family="'Lucida Sans Unicode'" style:font-family-generic="swiss" style:font-pitch="variable"/>
    <style:font-face style:name="MS Gothic" svg:font-family="'MS Gothic'" style:font-family-generic="swiss" style:font-pitch="variable"/>
    <style:font-face style:name="MS PGothic" svg:font-family="'MS PGothic'" style:font-family-generic="swiss" style:font-pitch="variable"/>
    <style:font-face style:name="MS UI Gothic" svg:font-family="'MS UI Gothic'" style:font-family-generic="swiss" style:font-pitch="variable"/>
    <style:font-face style:name="MV Boli" svg:font-family="'MV Boli'"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arlett" svg:font-family="Marlett" style:font-family-generic="swiss" style:font-pitch="variable"/>
    <style:font-face style:name="Microsoft Himalaya" svg:font-family="'Microsoft Himalaya'"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svg:font-family="'Microsoft JhengHei UI'" style:font-family-generic="swiss" style:font-pitch="variable"/>
    <style:font-face style:name="Microsoft JhengHei UI Light" svg:font-family="'Microsoft JhengHei UI Light'" style:font-family-generic="swiss" style:font-pitch="variable"/>
    <style:font-face style:name="Microsoft New Tai Lue" svg:font-family="'Microsoft New Tai Lue'" style:font-family-generic="swiss" style:font-pitch="variable"/>
    <style:font-face style:name="Microsoft PhagsPa" svg:font-family="'Microsoft PhagsPa'" style:font-family-generic="swiss" style:font-pitch="variable"/>
    <style:font-face style:name="Microsoft Sans Serif" svg:font-family="'Microsoft Sans Serif'" style:font-family-generic="swiss" style:font-pitch="variable"/>
    <style:font-face style:name="Microsoft Tai Le" svg:font-family="'Microsoft Tai Le'" style:font-family-generic="swiss" style:font-pitch="variable"/>
    <style:font-face style:name="Microsoft YaHei" svg:font-family="'Microsoft YaHei'" style:font-family-generic="swiss" style:font-pitch="variable"/>
    <style:font-face style:name="Microsoft YaHei Light" svg:font-family="'Microsoft YaHei Light'" style:font-family-generic="swiss" style:font-pitch="variable"/>
    <style:font-face style:name="Microsoft YaHei UI" svg:font-family="'Microsoft YaHei UI'" style:font-family-generic="swiss" style:font-pitch="variable"/>
    <style:font-face style:name="Microsoft YaHei UI Light" svg:font-family="'Microsoft YaHei UI Light'" style:font-family-generic="swiss" style:font-pitch="variable"/>
    <style:font-face style:name="Microsoft YaHei1" svg:font-family="'Microsoft YaHei'" style:font-family-generic="system" style:font-pitch="variable"/>
    <style:font-face style:name="Microsoft Yi Baiti" svg:font-family="'Microsoft Yi Baiti'" style:font-family-generic="swiss" style:font-pitch="variable"/>
    <style:font-face style:name="MingLiU-ExtB" svg:font-family="MingLiU-ExtB" style:font-family-generic="swiss" style:font-pitch="variable"/>
    <style:font-face style:name="MingLiU_HKSCS-ExtB" svg:font-family="MingLiU_HKSCS-ExtB" style:font-family-generic="swiss" style:font-pitch="variable"/>
    <style:font-face style:name="MingLiU_MSCS-ExtB" svg:font-family="MingLiU_MSCS-ExtB" style:font-family-generic="swiss" style:font-pitch="variable"/>
    <style:font-face style:name="Miriam CLM" svg:font-family="'Miriam CLM'" style:font-family-generic="swiss" style:font-pitch="variable"/>
    <style:font-face style:name="Miriam Libre" svg:font-family="'Miriam Libre'" style:font-family-generic="swiss" style:font-pitch="variable"/>
    <style:font-face style:name="Miriam Mono CLM" svg:font-family="'Miriam Mono CLM'" style:font-family-generic="swiss" style:font-pitch="variable"/>
    <style:font-face style:name="Mongolian Baiti" svg:font-family="'Mongolian Baiti'" style:font-family-generic="swiss" style:font-pitch="variable"/>
    <style:font-face style:name="Myanmar Text" svg:font-family="'Myanmar Text'" style:font-family-generic="swiss" style:font-pitch="variable"/>
    <style:font-face style:name="NSimSun" svg:font-family="NSimSun" style:font-family-generic="swiss" style:font-pitch="variable"/>
    <style:font-face style:name="NSimSun1" svg:font-family="NSimSun" style:font-family-generic="system" style:font-pitch="variable"/>
    <style:font-face style:name="Nachlieli CLM" svg:font-family="'Nachlieli CLM'" style:font-family-generic="swiss" style:font-pitch="variable"/>
    <style:font-face style:name="Nirmala Text" svg:font-family="'Nirmala Text'" style:font-family-generic="swiss" style:font-pitch="variable"/>
    <style:font-face style:name="Nirmala Text Semilight" svg:font-family="'Nirmala Text Semilight'" style:font-family-generic="swiss" style:font-pitch="variable"/>
    <style:font-face style:name="Nirmala UI" svg:font-family="'Nirmala UI'" style:font-family-generic="swiss" style:font-pitch="variable"/>
    <style:font-face style:name="Nirmala UI Semilight" svg:font-family="'Nirmala UI Semilight'" style:font-family-generic="swiss" style:font-pitch="variable"/>
    <style:font-face style:name="Noto Kufi Arabic" svg:font-family="'Noto Kufi Arabic'" style:font-family-generic="swiss" style:font-pitch="variable"/>
    <style:font-face style:name="Noto Naskh Arabic" svg:font-family="'Noto Naskh Arabic'" style:font-family-generic="swiss" style:font-pitch="variable"/>
    <style:font-face style:name="Noto Sans" svg:font-family="'Noto Sans'" style:font-family-generic="swiss" style:font-pitch="variable"/>
    <style:font-face style:name="Noto Sans Arabic" svg:font-family="'Noto Sans Arabic'" style:font-family-generic="swiss" style:font-pitch="variable"/>
    <style:font-face style:name="Noto Sans Armenian" svg:font-family="'Noto Sans Armenian'" style:font-family-generic="swiss" style:font-pitch="variable"/>
    <style:font-face style:name="Noto Sans Georgian" svg:font-family="'Noto Sans Georgian'" style:font-family-generic="swiss" style:font-pitch="variable"/>
    <style:font-face style:name="Noto Sans Georgian Bold" svg:font-family="'Noto Sans Georgian Bold'" style:font-family-generic="swiss" style:font-pitch="variable"/>
    <style:font-face style:name="Noto Sans Hebrew" svg:font-family="'Noto Sans Hebrew'" style:font-family-generic="swiss" style:font-pitch="variable"/>
    <style:font-face style:name="Noto Sans Lao" svg:font-family="'Noto Sans Lao'" style:font-family-generic="swiss" style:font-pitch="variable"/>
    <style:font-face style:name="Noto Sans Lisu" svg:font-family="'Noto Sans Lisu'" style:font-family-generic="swiss" style:font-pitch="variable"/>
    <style:font-face style:name="Noto Serif" svg:font-family="'Noto Serif'" style:font-family-generic="swiss" style:font-pitch="variable"/>
    <style:font-face style:name="Noto Serif Armenian" svg:font-family="'Noto Serif Armenian'" style:font-family-generic="swiss" style:font-pitch="variable"/>
    <style:font-face style:name="Noto Serif Georgian" svg:font-family="'Noto Serif Georgian'" style:font-family-generic="swiss" style:font-pitch="variable"/>
    <style:font-face style:name="Noto Serif Hebrew" svg:font-family="'Noto Serif Hebrew'" style:font-family-generic="swiss" style:font-pitch="variable"/>
    <style:font-face style:name="Noto Serif Lao" svg:font-family="'Noto Serif Lao'" style:font-family-generic="swiss" style:font-pitch="variable"/>
    <style:font-face style:name="OpenSymbol" svg:font-family="OpenSymbol" style:font-family-generic="swiss" style:font-pitch="variable"/>
    <style:font-face style:name="PMingLiU-ExtB" svg:font-family="PMingLiU-ExtB" style:font-family-generic="swiss" style:font-pitch="variable"/>
    <style:font-face style:name="Palatino Linotype" svg:font-family="'Palatino Linotype'" style:font-family-generic="swiss" style:font-pitch="variable"/>
    <style:font-face style:name="Reem Kufi" svg:font-family="'Reem Kufi'" style:font-family-generic="swiss" style:font-pitch="variable"/>
    <style:font-face style:name="Reem Kufi Medium" svg:font-family="'Reem Kufi Medium'" style:font-family-generic="swiss" style:font-pitch="variable"/>
    <style:font-face style:name="Reem Kufi SemiBold" svg:font-family="'Reem Kufi SemiBold'" style:font-family-generic="swiss" style:font-pitch="variable"/>
    <style:font-face style:name="Rubik" svg:font-family="Rubik" style:font-family-generic="swiss" style:font-pitch="variable"/>
    <style:font-face style:name="Sans Serif Collection" svg:font-family="'Sans Serif Collection'" style:font-family-generic="swiss" style:font-pitch="variable"/>
    <style:font-face style:name="Scheherazade" svg:font-family="Scheherazade" style:font-family-generic="swiss" style:font-pitch="variable"/>
    <style:font-face style:name="Segoe Fluent Icons" svg:font-family="'Segoe Fluent Icons'" style:font-family-generic="swiss" style:font-pitch="variable"/>
    <style:font-face style:name="Segoe MDL2 Assets" svg:font-family="'Segoe MDL2 Assets'" style:font-family-generic="swiss" style:font-pitch="variable"/>
    <style:font-face style:name="Segoe Print" svg:font-family="'Segoe Print'" style:font-family-generic="swiss" style:font-pitch="variable"/>
    <style:font-face style:name="Segoe Script" svg:font-family="'Segoe Script'"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Emoji" svg:font-family="'Segoe UI Emoji'" style:font-family-generic="swiss" style:font-pitch="variable"/>
    <style:font-face style:name="Segoe UI Historic" svg:font-family="'Segoe UI Historic'"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Segoe UI Semilight" svg:font-family="'Segoe UI Semilight'" style:font-family-generic="swiss" style:font-pitch="variable"/>
    <style:font-face style:name="Segoe UI Symbol" svg:font-family="'Segoe UI Symbol'" style:font-family-generic="swiss" style:font-pitch="variable"/>
    <style:font-face style:name="Segoe UI Variable Display" svg:font-family="'Segoe UI Variable Display'" style:font-family-generic="swiss" style:font-pitch="variable"/>
    <style:font-face style:name="Segoe UI Variable Display Light" svg:font-family="'Segoe UI Variable Display Light'" style:font-family-generic="swiss" style:font-pitch="variable"/>
    <style:font-face style:name="Segoe UI Variable Display Semib" svg:font-family="'Segoe UI Variable Display Semib'" style:font-family-generic="swiss" style:font-pitch="variable"/>
    <style:font-face style:name="Segoe UI Variable Display Semil" svg:font-family="'Segoe UI Variable Display Semil'" style:font-family-generic="swiss" style:font-pitch="variable"/>
    <style:font-face style:name="Segoe UI Variable Small" svg:font-family="'Segoe UI Variable Small'" style:font-family-generic="swiss" style:font-pitch="variable"/>
    <style:font-face style:name="Segoe UI Variable Small Light" svg:font-family="'Segoe UI Variable Small Light'" style:font-family-generic="swiss" style:font-pitch="variable"/>
    <style:font-face style:name="Segoe UI Variable Small Semibol" svg:font-family="'Segoe UI Variable Small Semibol'" style:font-family-generic="swiss" style:font-pitch="variable"/>
    <style:font-face style:name="Segoe UI Variable Small Semilig" svg:font-family="'Segoe UI Variable Small Semilig'" style:font-family-generic="swiss" style:font-pitch="variable"/>
    <style:font-face style:name="Segoe UI Variable Text" svg:font-family="'Segoe UI Variable Text'" style:font-family-generic="swiss" style:font-pitch="variable"/>
    <style:font-face style:name="Segoe UI Variable Text Light" svg:font-family="'Segoe UI Variable Text Light'" style:font-family-generic="swiss" style:font-pitch="variable"/>
    <style:font-face style:name="Segoe UI Variable Text Semibold" svg:font-family="'Segoe UI Variable Text Semibold'" style:font-family-generic="swiss" style:font-pitch="variable"/>
    <style:font-face style:name="Segoe UI Variable Text Semiligh" svg:font-family="'Segoe UI Variable Text Semiligh'" style:font-family-generic="swiss" style:font-pitch="variable"/>
    <style:font-face style:name="SimSun" svg:font-family="SimSun" style:font-family-generic="swiss" style:font-pitch="variable"/>
    <style:font-face style:name="SimSun-ExtB" svg:font-family="SimSun-ExtB" style:font-family-generic="swiss" style:font-pitch="variable"/>
    <style:font-face style:name="SimSun-ExtG" svg:font-family="SimSun-ExtG" style:font-family-generic="swiss" style:font-pitch="variable"/>
    <style:font-face style:name="Sitka Banner" svg:font-family="'Sitka Banner'" style:font-family-generic="swiss" style:font-pitch="variable"/>
    <style:font-face style:name="Sitka Banner Semibold" svg:font-family="'Sitka Banner Semibold'" style:font-family-generic="swiss" style:font-pitch="variable"/>
    <style:font-face style:name="Sitka Display" svg:font-family="'Sitka Display'" style:font-family-generic="swiss" style:font-pitch="variable"/>
    <style:font-face style:name="Sitka Display Semibold" svg:font-family="'Sitka Display Semibold'" style:font-family-generic="swiss" style:font-pitch="variable"/>
    <style:font-face style:name="Sitka Heading" svg:font-family="'Sitka Heading'" style:font-family-generic="swiss" style:font-pitch="variable"/>
    <style:font-face style:name="Sitka Heading Semibold" svg:font-family="'Sitka Heading Semibold'" style:font-family-generic="swiss" style:font-pitch="variable"/>
    <style:font-face style:name="Sitka Small" svg:font-family="'Sitka Small'" style:font-family-generic="swiss" style:font-pitch="variable"/>
    <style:font-face style:name="Sitka Small Semibold" svg:font-family="'Sitka Small Semibold'" style:font-family-generic="swiss" style:font-pitch="variable"/>
    <style:font-face style:name="Sitka Subheading" svg:font-family="'Sitka Subheading'" style:font-family-generic="swiss" style:font-pitch="variable"/>
    <style:font-face style:name="Sitka Subheading Semibold" svg:font-family="'Sitka Subheading Semibold'" style:font-family-generic="swiss" style:font-pitch="variable"/>
    <style:font-face style:name="Sitka Text" svg:font-family="'Sitka Text'" style:font-family-generic="swiss" style:font-pitch="variable"/>
    <style:font-face style:name="Sitka Text Semibold" svg:font-family="'Sitka Text Semibold'" style:font-family-generic="swiss" style:font-pitch="variable"/>
    <style:font-face style:name="Sylfaen" svg:font-family="Sylfaen" style:font-family-generic="swiss" style:font-pitch="variable"/>
    <style:font-face style:name="Symbol" svg:font-family="Symbol" style:font-family-generic="swiss" style:font-pitch="variable"/>
    <style:font-face style:name="Tahoma" svg:font-family="Tahoma" style:font-family-generic="swiss" style:font-pitch="variable"/>
    <style:font-face style:name="Times New Roman"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bdings" svg:font-family="Webdings" style:font-family-generic="swiss" style:font-pitch="variable"/>
    <style:font-face style:name="Wingdings" svg:font-family="Wingdings" style:font-family-generic="swiss" style:font-pitch="variable"/>
    <style:font-face style:name="Yu Gothic" svg:font-family="'Yu Gothic'" style:font-family-generic="swiss" style:font-pitch="variable"/>
    <style:font-face style:name="Yu Gothic Light" svg:font-family="'Yu Gothic Light'" style:font-family-generic="swiss" style:font-pitch="variable"/>
    <style:font-face style:name="Yu Gothic Medium" svg:font-family="'Yu Gothic Medium'" style:font-family-generic="swiss" style:font-pitch="variable"/>
    <style:font-face style:name="Yu Gothic UI" svg:font-family="'Yu Gothic UI'" style:font-family-generic="swiss" style:font-pitch="variable"/>
    <style:font-face style:name="Yu Gothic UI Light" svg:font-family="'Yu Gothic UI Light'" style:font-family-generic="swiss" style:font-pitch="variable"/>
    <style:font-face style:name="Yu Gothic UI Semibold" svg:font-family="'Yu Gothic UI Semibold'" style:font-family-generic="swiss" style:font-pitch="variable"/>
    <style:font-face style:name="Yu Gothic UI Semilight" svg:font-family="'Yu Gothic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ans"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6T08:59:31.713648100</meta:creation-date>
    <dc:date>2026-04-07T13:40:49.340841900</dc:date>
    <meta:editing-duration>PT2H10M44S</meta:editing-duration>
    <meta:editing-cycles>34</meta:editing-cycles>
    <meta:generator>LibreOffice/25.8.5.2$Windows_X86_64 LibreOffice_project/9c8b85f387cc00a89945a79c9e6239f32e450ac2</meta:generator>
    <meta:document-statistic meta:table-count="0" meta:image-count="0" meta:object-count="0" meta:page-count="31" meta:paragraph-count="378" meta:word-count="39312" meta:character-count="235683" meta:non-whitespace-character-count="196749"/>
  </office:meta>
</office:document-meta>
</file>

<file path=Basic/Standard/imprimirParagrafo.xml><?xml version="1.0" encoding="utf-8"?>
<!DOCTYPE module  PUBLIC '-//OpenOffice.org//DTD OfficeDocument 1.0//EN'  'module.dtd'>
<script:module xmlns:script="http://openoffice.org/2000/script" script:name="imprimirParagrafo" script:language="StarBasic" script:moduleType="normal">
Sub ListarParagrafos()
    Dim oTexto As Object
    Dim oEnum As Object
    Dim oParagrafo As Object
    Dim i As Integer

    oTexto = ThisComponent.getText()
    oEnum = oTexto.createEnumeration()

    i = 1
    Do While oEnum.hasMoreElements()
        oParagrafo = oEnum.nextElement()
        If oParagrafo.supportsService("com.sun.star.text.Paragraph") Then
            Print "Parágrafo " &amp; i &amp; ": " &amp; oParagrafo.getString()
            inspecionar(oParagrafo)
            i = i + 1
        End If
    Loop
End Sub


Sub Inspecionar(oObj As Object)
    Dim saida As String
    Dim oServicos() As String
    Dim oInterfaces() As Object
    Dim i As Integer

    If IsNull(oObj) Or IsEmpty(oObj) Then
        MsgBox "Objeto nulo ou vazio"
        Exit Sub
    End If

    On Error Resume Next

    Dim sImpl As String
    sImpl = oObj.getImplementationName()
    If Err = 0 Then
        saida = "Implementação: " &amp; sImpl &amp; Chr(10)
    Else
        saida = "Implementação: não disponível" &amp; Chr(10)
        Err = 0
    End If

    If HasUnoInterfaces(oObj, "com.sun.star.lang.XServiceInfo") Then
        oServicos = oObj.getSupportedServiceNames()
        saida = saida &amp; "Serviços (" &amp; UBound(oServicos) + 1 &amp; "):" &amp; Chr(10)
        For i = 0 To UBound(oServicos)
            saida = saida &amp; "  " &amp; oServicos(i) &amp; Chr(10)
        Next i
    Else
        saida = saida &amp; "Serviços: não disponível" &amp; Chr(10)
    End If

    If HasUnoInterfaces(oObj, "com.sun.star.lang.XTypeProvider") Then
        oInterfaces = oObj.getTypes()
        saida = saida &amp; Chr(10) &amp; "Interfaces (" &amp; UBound(oInterfaces) + 1 &amp; "):" &amp; Chr(10)
        For i = 0 To UBound(oInterfaces)
            saida = saida &amp; "  " &amp; oInterfaces(i).Name &amp; Chr(10)
        Next i
    Else
        saida = saida &amp; "Interfaces: não disponível" &amp; Chr(10)
    End If

    On Error GoTo 0

    MsgBox saida
End Sub

Sub imprimirFontesDistintas()
    Dim oDoc As Object
    Dim oFontes() As Object
    Dim oTexto As Object
    Dim oCursor As Object

    Dim i As Integer

    oDoc = ThisComponent

    oFontes = ObterFontes()

    oTexto = oDoc.getText()
    oCursor = oTexto.createTextCursor()
    oCursor.gotoEnd(False)

    For i = 0 To UBound(oFontes)
        oCursor.CharFontName = oFontes(i)
        oTexto.insertString(oCursor, "O Lorem Ipsum é um texto modelo da indústria tipográfica e de impressão. O Lorem Ipsum tem vindo a ser o texto padrão usado por estas indústrias desde o ano de 1500, quando uma misturou os caracteres de um texto para criar um espécime de livro. Este texto não só sobreviveu 5 séculos, mas também o salto para a tipografia electrónica, mantendo-se essencialmente inalterada. Foi popularizada nos anos 60 com a disponibilização das folhas de Letraset, que continham passagens com Lorem Ipsum, e mais recentemente com os programas de publicação como o Aldus PageMaker que incluíam versões do Lorem Ipsum. " &amp; "2468013579", False)
        oTexto.insertControlCharacter(oCursor, com.sun.star.text.ControlCharacter.PARAGRAPH_BREAK, False)
        oTexto.insertString(oCursor, "É um fato estabelecido de que um leitor é distraído pelo conteúdo legível de uma página quando analisa a sua mancha gráfica. Logo, o uso de Lorem Ipsum leva a uma distribuição mais ou menos normal de letras, ao contrário do uso de Conteúdo aqui, conteúdo aqui, tornando-o texto legível. Muitas ferramentas de publicação eletrônica e editores de páginas web usam atualmente o Lorem Ipsum como o modelo de texto usado por omissão, e uma pesquisa por lorem ipsum irá encontrar muitos websites ainda na sua infância. Várias versões têm evoluído ao longo dos anos, por vezes por acidente, por vezes propositadamente (como no caso do humor).", False)
        oTexto.insertControlCharacter(oCursor, com.sun.star.text.ControlCharacter.PARAGRAPH_BREAK, False)
    Next i
End Sub

Sub ApagarTudo()
    Dim oTexto As Object
    oTexto = ThisComponent.getText()
    oTexto.setString("")
End Sub

Sub Sprint

	ApagarTudo
	
	ListarFontes2

End Sub


Sub FontePrimaria

	minhasFontes = ObterFontes()

	Dim listaFiltrada() As String

	For indiceFontes = 0 To UBound(minhasFontes)
		fonteAtual = minhasFontes(indiceFontes)

		Dim encontrado As Boolean
        encontrado = False

		For indiceFonts = 0 To UBound(listaFiltrada)

			encontrado = InStr(fonteAtual, listaFiltrada(indiceFonts)) &gt; 0

			If encontrado then
				Exit For
			End If

		Next indiceFonts

		If Not encontrado Then
           adicionarItemArray(listaFiltrada, fonteAtual)
		end if

	Next indiceFontes

	MsgBox Join(listaFiltrada, Chr(10))
End Sub

Function OrdenarArray(oArray() As String) As Variant
    For i = 0 To UBound(oArray) - 1
        For j = i + 1 To UBound(oArray)
            If oArray(i) &gt; oArray(j) Then
                temp = oArray(i)
                oArray(i) = oArray(j)
                oArray(j) = temp
            End If
        Next j
    Next i

    OrdenarArray = oArray
End Function

Function ObterFontes()
    Dim oWin As Object
    Dim listaFontes() As Object
    Dim listaNomesDistintos() As String

    oWin = ThisComponent.getCurrentController().getFrame().getContainerWindow()
    listaFontes = oWin.getFontDescriptors()

    For i = 0 To UBound(listaFontes)

        nomeFonte = listaFontes(i).Name
        encontrado = False
        For j = 0 To UBound(listaNomesDistintos)
            If listaNomesDistintos(j) = nomeFonte Then
                encontrado = True
                Exit For
            End If
        Next j
        If Not encontrado Then
            novaPosicao = UBound(listaNomesDistintos) + 1
            ReDim Preserve listaNomesDistintos(novaPosicao)
            listaNomesDistintos(novaPosicao) = nomeFonte
        End If

    Next i

    ObterFontes = OrdenarArray(listaNomesDistintos)
End Function

Sub InspecionarPropriedades(oObj As Object)
    Dim oIntrospection As Object
    Dim oAccess As Object
    Dim oProps() As Object
    Dim saida() As String
    Dim i As Integer

    oIntrospection = CreateUnoService("com.sun.star.beans.Introspection")
    oAccess = oIntrospection.inspect(oObj)

    oProps = oAccess.getProperties(com.sun.star.beans.PropertyConcept.ALL)
    funcoes = oAccess.getMethods(com.sun.star.beans.MethodConcept.ALL)
    
    adicionarItemArray(saida, chr(10) &amp; "Property")
    For i = 0 To UBound(oProps)
    	adicionarItemArray(saida, "	" &amp; oProps(i).Name)
    Next i
    adicionarItemArray(saida, chr(10) &amp; "Function")
    For i = 0 To UBound(funcoes)
    	adicionarItemArray(saida, "	" &amp; funcoes(i).Name)
    Next i

    MsgBox Join(saida, chr(10))
End Sub


Sub Teste()
    InspecionarPropriedades(ThisComponent.getCurrentSelection().getByIndex(0))
End Sub


Function adicionarItemArray(listaItens(), item) As Variant
    Dim novaPosicao AS Integer
    novaPosicao = UBound(listaItens) + 1
    ReDim Preserve listaItens(novaPosicao)
    listaItens(novaPosicao) = item
    adicionarItemArray = listaIten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mprimirParagraf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